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1.08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025cm"/>
    </style:style>
    <style:style style:name="co11" style:family="table-column">
      <style:table-column-properties fo:break-before="auto" style:column-width="2.443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5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1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1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5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0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nsolas1" fo:font-size="10pt" style:font-name-asian="ＭＳ Ｐゴシック" style:font-size-asian="8pt" style:font-size-complex="8pt"/>
    </style:style>
    <style:style style:name="ce1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font-name="Consolas1"/>
    </style:style>
    <style:style style:name="ce21" style:family="table-cell" style:parent-style-name="Default" style:data-style-name="N135">
      <style:text-properties style:font-name="Consolas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diagonal-bl-tr="none" style:diagonal-tl-br="none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0000ff"/>
    </style:style>
    <style:style style:name="ce67" style:family="table-cell" style:parent-style-name="Default">
      <style:table-cell-properties fo:background-color="#0ff000"/>
    </style:style>
    <style:style style:name="ce68" style:family="table-cell" style:parent-style-name="Default">
      <style:table-cell-properties fo:background-color="#00ffff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ff00ff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afafaf"/>
    </style:style>
    <style:style style:name="ce24" style:family="table-cell" style:parent-style-name="Default">
      <style:table-cell-properties fo:background-color="#00ff6a"/>
    </style:style>
    <style:style style:name="ce25" style:family="table-cell" style:parent-style-name="Default">
      <style:table-cell-properties fo:background-color="#6aff00"/>
    </style:style>
    <style:style style:name="ce26" style:family="table-cell" style:parent-style-name="Default">
      <style:table-cell-properties fo:background-color="#ff6a00"/>
    </style:style>
    <style:style style:name="ce27" style:family="table-cell" style:parent-style-name="Default">
      <style:table-cell-properties fo:background-color="#ff006a"/>
    </style:style>
    <style:style style:name="ce28" style:family="table-cell" style:parent-style-name="Default">
      <style:table-cell-properties fo:background-color="#6a00ff"/>
    </style:style>
    <style:style style:name="ce29" style:family="table-cell" style:parent-style-name="Default">
      <style:table-cell-properties fo:background-color="#006aff"/>
    </style:style>
    <style:style style:name="ce30" style:family="table-cell" style:parent-style-name="Default">
      <style:table-cell-properties fo:background-color="#6a6a6a"/>
    </style:style>
    <style:style style:name="ce31" style:family="table-cell" style:parent-style-name="Default">
      <style:table-cell-properties fo:background-color="#6a6aff"/>
    </style:style>
    <style:style style:name="ce47" style:family="table-cell" style:parent-style-name="Default">
      <style:table-cell-properties fo:background-color="#6affff"/>
    </style:style>
    <style:style style:name="ce48" style:family="table-cell" style:parent-style-name="Default">
      <style:table-cell-properties fo:background-color="#6aff6a"/>
    </style:style>
    <style:style style:name="ce49" style:family="table-cell" style:parent-style-name="Default">
      <style:table-cell-properties fo:background-color="#ffff6a"/>
    </style:style>
    <style:style style:name="ce50" style:family="table-cell" style:parent-style-name="Default">
      <style:table-cell-properties fo:background-color="#ff6a6a"/>
    </style:style>
    <style:style style:name="ce51" style:family="table-cell" style:parent-style-name="Default">
      <style:table-cell-properties fo:background-color="#ff6aff"/>
    </style:style>
    <style:style style:name="ce52" style:family="table-cell" style:parent-style-name="Default">
      <style:table-cell-properties fo:background-color="#ffc76a"/>
    </style:style>
    <style:style style:name="ce53" style:family="table-cell" style:parent-style-name="Default">
      <style:table-cell-properties fo:background-color="#926a00"/>
    </style:style>
    <style:style style:name="ce32" style:family="table-cell" style:parent-style-name="Default">
      <style:table-cell-properties fo:background-color="#00006a"/>
    </style:style>
    <style:style style:name="ce55" style:family="table-cell" style:parent-style-name="Default">
      <style:table-cell-properties fo:background-color="#006a6a"/>
    </style:style>
    <style:style style:name="ce57" style:family="table-cell" style:parent-style-name="Default">
      <style:table-cell-properties fo:background-color="#006a00"/>
    </style:style>
    <style:style style:name="ce63" style:family="table-cell" style:parent-style-name="Default">
      <style:table-cell-properties fo:background-color="#6a6a00"/>
    </style:style>
    <style:style style:name="ce64" style:family="table-cell" style:parent-style-name="Default">
      <style:table-cell-properties fo:background-color="#6a0000"/>
    </style:style>
    <style:style style:name="ce73" style:family="table-cell" style:parent-style-name="Default">
      <style:table-cell-properties fo:background-color="#6a006a"/>
    </style:style>
    <style:style style:name="ce74" style:family="table-cell" style:parent-style-name="Default">
      <style:table-cell-properties fo:background-color="#ffeec7"/>
    </style:style>
    <style:style style:name="ce75" style:family="table-cell" style:parent-style-name="Default">
      <style:table-cell-properties fo:background-color="#c7af00"/>
    </style:style>
    <style:style style:name="ce98" style:family="table-cell" style:parent-style-name="Default">
      <style:table-cell-properties fo:background-color="#555555"/>
    </style:style>
    <style:style style:name="ce99" style:family="table-cell" style:parent-style-name="Default">
      <style:table-cell-properties fo:background-color="#aaaaaa"/>
    </style:style>
    <style:style style:name="ce100" style:family="table-cell" style:parent-style-name="Default">
      <style:table-cell-properties fo:background-color="#490000"/>
    </style:style>
    <style:style style:name="ce101" style:family="table-cell" style:parent-style-name="Default">
      <style:table-cell-properties fo:background-color="#b60000"/>
    </style:style>
    <style:style style:name="ce102" style:family="table-cell" style:parent-style-name="Default">
      <style:table-cell-properties fo:background-color="#ff4949"/>
    </style:style>
    <style:style style:name="ce103" style:family="table-cell" style:parent-style-name="Default">
      <style:table-cell-properties fo:background-color="#ffb6b6"/>
    </style:style>
    <style:style style:name="ce104" style:family="table-cell" style:parent-style-name="Default">
      <style:table-cell-properties fo:background-color="#492400"/>
    </style:style>
    <style:style style:name="ce105" style:family="table-cell" style:parent-style-name="Default">
      <style:table-cell-properties fo:background-color="#b64900"/>
    </style:style>
    <style:style style:name="ce106" style:family="table-cell" style:parent-style-name="Default">
      <style:table-cell-properties fo:background-color="#ff9200"/>
    </style:style>
    <style:style style:name="ce107" style:family="table-cell" style:parent-style-name="Default">
      <style:table-cell-properties fo:background-color="#ffb649"/>
    </style:style>
    <style:style style:name="ce108" style:family="table-cell" style:parent-style-name="Default">
      <style:table-cell-properties fo:background-color="#ffdbb6"/>
    </style:style>
    <style:style style:name="ce109" style:family="table-cell" style:parent-style-name="Default">
      <style:table-cell-properties fo:background-color="#494900"/>
    </style:style>
    <style:style style:name="ce110" style:family="table-cell" style:parent-style-name="Default">
      <style:table-cell-properties fo:background-color="#b6b600"/>
    </style:style>
    <style:style style:name="ce111" style:family="table-cell" style:parent-style-name="Default">
      <style:table-cell-properties fo:background-color="#ffff49"/>
    </style:style>
    <style:style style:name="ce112" style:family="table-cell" style:parent-style-name="Default">
      <style:table-cell-properties fo:background-color="#ffffb6"/>
    </style:style>
    <style:style style:name="ce113" style:family="table-cell" style:parent-style-name="Default">
      <style:table-cell-properties fo:background-color="#244900"/>
    </style:style>
    <style:style style:name="ce114" style:family="table-cell" style:parent-style-name="Default">
      <style:table-cell-properties fo:background-color="#49b600"/>
    </style:style>
    <style:style style:name="ce115" style:family="table-cell" style:parent-style-name="Default">
      <style:table-cell-properties fo:background-color="#92ff00"/>
    </style:style>
    <style:style style:name="ce116" style:family="table-cell" style:parent-style-name="Default">
      <style:table-cell-properties fo:background-color="#b6ff49"/>
    </style:style>
    <style:style style:name="ce117" style:family="table-cell" style:parent-style-name="Default">
      <style:table-cell-properties fo:background-color="#dbffb6"/>
    </style:style>
    <style:style style:name="ce118" style:family="table-cell" style:parent-style-name="Default">
      <style:table-cell-properties fo:background-color="#004900"/>
    </style:style>
    <style:style style:name="ce119" style:family="table-cell" style:parent-style-name="Default">
      <style:table-cell-properties fo:background-color="#00b600"/>
    </style:style>
    <style:style style:name="ce120" style:family="table-cell" style:parent-style-name="Default">
      <style:table-cell-properties fo:background-color="#00ff00"/>
    </style:style>
    <style:style style:name="ce121" style:family="table-cell" style:parent-style-name="Default">
      <style:table-cell-properties fo:background-color="#49ff49"/>
    </style:style>
    <style:style style:name="ce122" style:family="table-cell" style:parent-style-name="Default">
      <style:table-cell-properties fo:background-color="#b6ffb6"/>
    </style:style>
    <style:style style:name="ce123" style:family="table-cell" style:parent-style-name="Default">
      <style:table-cell-properties fo:background-color="#004924"/>
    </style:style>
    <style:style style:name="ce124" style:family="table-cell" style:parent-style-name="Default">
      <style:table-cell-properties fo:background-color="#00b649"/>
    </style:style>
    <style:style style:name="ce125" style:family="table-cell" style:parent-style-name="Default">
      <style:table-cell-properties fo:background-color="#00ff92"/>
    </style:style>
    <style:style style:name="ce126" style:family="table-cell" style:parent-style-name="Default">
      <style:table-cell-properties fo:background-color="#49ffb6"/>
    </style:style>
    <style:style style:name="ce127" style:family="table-cell" style:parent-style-name="Default">
      <style:table-cell-properties fo:background-color="#b6ffdb"/>
    </style:style>
    <style:style style:name="ce128" style:family="table-cell" style:parent-style-name="Default">
      <style:table-cell-properties fo:background-color="#004949"/>
    </style:style>
    <style:style style:name="ce129" style:family="table-cell" style:parent-style-name="Default">
      <style:table-cell-properties fo:background-color="#00b6b6"/>
    </style:style>
    <style:style style:name="ce130" style:family="table-cell" style:parent-style-name="Default">
      <style:table-cell-properties fo:background-color="#49ffff"/>
    </style:style>
    <style:style style:name="ce131" style:family="table-cell" style:parent-style-name="Default">
      <style:table-cell-properties fo:background-color="#b6ffff"/>
    </style:style>
    <style:style style:name="ce132" style:family="table-cell" style:parent-style-name="Default">
      <style:table-cell-properties fo:background-color="#002449"/>
    </style:style>
    <style:style style:name="ce133" style:family="table-cell" style:parent-style-name="Default">
      <style:table-cell-properties fo:background-color="#0049b6"/>
    </style:style>
    <style:style style:name="ce134" style:family="table-cell" style:parent-style-name="Default">
      <style:table-cell-properties fo:background-color="#006dff"/>
    </style:style>
    <style:style style:name="ce135" style:family="table-cell" style:parent-style-name="Default">
      <style:table-cell-properties fo:background-color="#49b6ff"/>
    </style:style>
    <style:style style:name="ce136" style:family="table-cell" style:parent-style-name="Default">
      <style:table-cell-properties fo:background-color="#b6dbff"/>
    </style:style>
    <style:style style:name="ce137" style:family="table-cell" style:parent-style-name="Default">
      <style:table-cell-properties fo:background-color="#000049"/>
    </style:style>
    <style:style style:name="ce138" style:family="table-cell" style:parent-style-name="Default">
      <style:table-cell-properties fo:background-color="#0000b6"/>
    </style:style>
    <style:style style:name="ce139" style:family="table-cell" style:parent-style-name="Default">
      <style:table-cell-properties fo:background-color="#4949ff"/>
    </style:style>
    <style:style style:name="ce140" style:family="table-cell" style:parent-style-name="Default">
      <style:table-cell-properties fo:background-color="#b6b6ff"/>
    </style:style>
    <style:style style:name="ce141" style:family="table-cell" style:parent-style-name="Default">
      <style:table-cell-properties fo:background-color="#240049"/>
    </style:style>
    <style:style style:name="ce142" style:family="table-cell" style:parent-style-name="Default">
      <style:table-cell-properties fo:background-color="#4900b6"/>
    </style:style>
    <style:style style:name="ce143" style:family="table-cell" style:parent-style-name="Default">
      <style:table-cell-properties fo:background-color="#9200ff"/>
    </style:style>
    <style:style style:name="ce144" style:family="table-cell" style:parent-style-name="Default">
      <style:table-cell-properties fo:background-color="#b649ff"/>
    </style:style>
    <style:style style:name="ce145" style:family="table-cell" style:parent-style-name="Default">
      <style:table-cell-properties fo:background-color="#dbb6ff"/>
    </style:style>
    <style:style style:name="ce146" style:family="table-cell" style:parent-style-name="Default">
      <style:table-cell-properties fo:background-color="#490049"/>
    </style:style>
    <style:style style:name="ce147" style:family="table-cell" style:parent-style-name="Default">
      <style:table-cell-properties fo:background-color="#b600b6"/>
    </style:style>
    <style:style style:name="ce148" style:family="table-cell" style:parent-style-name="Default">
      <style:table-cell-properties fo:background-color="#ff49ff"/>
    </style:style>
    <style:style style:name="ce149" style:family="table-cell" style:parent-style-name="Default">
      <style:table-cell-properties fo:background-color="#ffb6ff"/>
    </style:style>
    <style:style style:name="ce150" style:family="table-cell" style:parent-style-name="Default">
      <style:table-cell-properties fo:background-color="#490024"/>
    </style:style>
    <style:style style:name="ce151" style:family="table-cell" style:parent-style-name="Default">
      <style:table-cell-properties fo:background-color="#b60049"/>
    </style:style>
    <style:style style:name="ce152" style:family="table-cell" style:parent-style-name="Default">
      <style:table-cell-properties fo:background-color="#ff0092"/>
    </style:style>
    <style:style style:name="ce153" style:family="table-cell" style:parent-style-name="Default">
      <style:table-cell-properties fo:background-color="#ff49b6"/>
    </style:style>
    <style:style style:name="ce154" style:family="table-cell" style:parent-style-name="Default">
      <style:table-cell-properties fo:background-color="#ffb6db"/>
    </style:style>
    <style:style style:name="ce155" style:family="table-cell" style:parent-style-name="Default">
      <style:table-cell-properties style:vertical-align="middle"/>
    </style:style>
    <style:style style:name="ce91" style:family="table-cell" style:parent-style-name="Default" style:data-style-name="N0">
      <style:table-cell-properties style:vertical-align="middl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fo:border-left="0.74pt solid #000000" fo:border-right="none" fo:border-top="0.74pt solid #000000"/>
    </style:style>
    <style:style style:name="ce159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160" style:family="table-cell" style:parent-style-name="Default" style:data-style-name="N100">
      <style:table-cell-properties fo:border-bottom="0.74pt solid #000000" fo:border-left="0.74pt solid #000000" fo:border-right="none" fo:border-top="none"/>
    </style:style>
    <style:style style:name="ce161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162" style:family="table-cell" style:parent-style-name="Default" style:data-style-name="N100"/>
    <style:style style:name="ce16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164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165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66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5"/>
        <table:table-column table:style-name="co4" table:default-cell-style-name="ce58"/>
        <table:table-column table:style-name="co1" table:default-cell-style-name="ce1"/>
        <table:table-column table:style-name="co2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1" table:number-columns-repeated="42" table:default-cell-style-name="ce1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8" office:value-type="string" calcext:value-type="string" table:number-columns-spanned="8" table:number-rows-spanned="1">
            <text:p>Type 0</text:p>
          </table:table-cell>
          <table:covered-table-cell table:number-columns-repeated="7"/>
          <table:table-cell table:number-columns-repeated="3"/>
          <table:table-cell table:style-name="ce58" office:value-type="string" calcext:value-type="string" table:number-columns-spanned="8" table:number-rows-spanned="1">
            <text:p>Type 1</text:p>
          </table:table-cell>
          <table:covered-table-cell table:number-columns-repeated="7" table:style-name="ce5"/>
          <table:table-cell table:style-name="ce58"/>
          <table:table-cell table:number-columns-repeated="1002"/>
        </table:table-row>
        <table:table-row table:style-name="ro1">
          <table:table-cell table:style-name="ce58" table:number-columns-repeated="2"/>
          <table:table-cell table:style-name="ce58" office:value-type="string" calcext:value-type="string" table:number-columns-spanned="2" table:number-rows-spanned="1">
            <text:p>Mode 0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1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3</text:p>
          </table:table-cell>
          <table:covered-table-cell table:style-name="ce58"/>
          <table:table-cell/>
          <table:table-cell table:style-name="ce58" table:number-columns-repeated="2"/>
          <table:table-cell table:style-name="ce58" office:value-type="string" calcext:value-type="string" table:number-columns-spanned="2" table:number-rows-spanned="1">
            <text:p>Mode 0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1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ode 3</text:p>
          </table:table-cell>
          <table:covered-table-cell table:style-name="ce58"/>
          <table:table-cell table:style-name="ce58" table:number-columns-repeated="47"/>
          <table:table-cell table:style-name="ce12" table:number-columns-repeated="956"/>
        </table:table-row>
        <table:table-row table:style-name="ro1">
          <table:table-cell table:number-columns-repeated="2"/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number-columns-repeated="3"/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 office:value-type="string" calcext:value-type="string">
            <text:p>NTSC</text:p>
          </table:table-cell>
          <table:table-cell table:style-name="ce58" office:value-type="string" calcext:value-type="string">
            <text:p>PAL</text:p>
          </table:table-cell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lock rate</text:p>
          </table:table-cell>
          <table:table-cell table:style-name="ce59" table:formula="of:=[.C6]" office:value-type="float" office:value="715909.090909091" calcext:value-type="float">
            <text:p>715,909.091</text:p>
          </table:table-cell>
          <table:table-cell table:style-name="ce59" table:formula="of:=[.D6]" office:value-type="float" office:value="709379" calcext:value-type="float">
            <text:p>709,379.000</text:p>
          </table:table-cell>
          <table:table-cell table:style-name="ce59" table:formula="of:=[.E6]" office:value-type="float" office:value="715909.090909091" calcext:value-type="float">
            <text:p>715,909.091</text:p>
          </table:table-cell>
          <table:table-cell table:style-name="ce59" table:formula="of:=[.F6]" office:value-type="float" office:value="709379" calcext:value-type="float">
            <text:p>709,379.000</text:p>
          </table:table-cell>
          <table:table-cell table:style-name="ce59" table:formula="of:=[.G6]" office:value-type="float" office:value="1431818.18181818" calcext:value-type="float">
            <text:p>1,431,818.182</text:p>
          </table:table-cell>
          <table:table-cell table:style-name="ce59" table:formula="of:=[.H6]" office:value-type="float" office:value="1418758" calcext:value-type="float">
            <text:p>1,418,758.000</text:p>
          </table:table-cell>
          <table:table-cell table:style-name="ce59" table:formula="of:=[.I6]" office:value-type="float" office:value="2863636.36363636" calcext:value-type="float">
            <text:p>2,863,636.364</text:p>
          </table:table-cell>
          <table:table-cell table:style-name="ce59" table:formula="of:=[.J6]" office:value-type="float" office:value="2837516" calcext:value-type="float">
            <text:p>2,837,516.0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Clock rate</text:p>
          </table:table-cell>
          <table:table-cell table:style-name="ce9" table:formula="of:=[.N$7]*3/4*2" office:value-type="float" office:value="5369318.18181818" calcext:value-type="float">
            <text:p>5,369,318.181818</text:p>
          </table:table-cell>
          <table:table-cell table:style-name="ce9" table:formula="of:=[.O$7]*3/5*2" office:value-type="float" office:value="5320342.5" calcext:value-type="float">
            <text:p>5,320,342.500000</text:p>
          </table:table-cell>
          <table:table-cell table:style-name="ce9" table:formula="of:=[.P$7]*3/4*2" office:value-type="float" office:value="5369318.18181818" calcext:value-type="float">
            <text:p>5,369,318.181818</text:p>
          </table:table-cell>
          <table:table-cell table:style-name="ce9" table:formula="of:=[.Q$7]*3/5*2" office:value-type="float" office:value="5320342.5" calcext:value-type="float">
            <text:p>5,320,342.500000</text:p>
          </table:table-cell>
          <table:table-cell table:style-name="ce9" table:formula="of:=[.R$7]*3/4*2" office:value-type="float" office:value="5369318.18181818" calcext:value-type="float">
            <text:p>5,369,318.181818</text:p>
          </table:table-cell>
          <table:table-cell table:style-name="ce9" table:formula="of:=[.S$7]*3/5*2" office:value-type="float" office:value="5320342.5" calcext:value-type="float">
            <text:p>5,320,342.500000</text:p>
          </table:table-cell>
          <table:table-cell table:style-name="ce9" table:formula="of:=[.T$7]*3/4*2" office:value-type="float" office:value="5369318.18181818" calcext:value-type="float">
            <text:p>5,369,318.181818</text:p>
          </table:table-cell>
          <table:table-cell table:style-name="ce9" table:formula="of:=[.U$7]*3/5*2" office:value-type="float" office:value="5320342.5" calcext:value-type="float">
            <text:p>5,320,342.500000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table:style-name="ce56" office:value-type="string" calcext:value-type="string">
            <text:p><text:a xlink:href="https://segaretro.org/Pixel" xlink:type="simple">Pixel</text:a> clock rate </text:p>
          </table:table-cell>
          <table:table-cell table:style-name="ce59" table:formula="of:=[.C8]*46*262" office:value-type="float" office:value="715909.090909091" calcext:value-type="float">
            <text:p>715,909.091</text:p>
          </table:table-cell>
          <table:table-cell table:style-name="ce59" table:formula="of:=[.D8]*46*312" office:value-type="float" office:value="709379" calcext:value-type="float">
            <text:p>709,379.000</text:p>
          </table:table-cell>
          <table:table-cell table:style-name="ce59" table:formula="of:=[.E8]*46*262" office:value-type="float" office:value="715909.090909091" calcext:value-type="float">
            <text:p>715,909.091</text:p>
          </table:table-cell>
          <table:table-cell table:style-name="ce59" table:formula="of:=[.F8]*46*312" office:value-type="float" office:value="709379" calcext:value-type="float">
            <text:p>709,379.000</text:p>
          </table:table-cell>
          <table:table-cell table:style-name="ce59" table:formula="of:=[.G8]*91*262" office:value-type="float" office:value="1431818.18181818" calcext:value-type="float">
            <text:p>1,431,818.182</text:p>
          </table:table-cell>
          <table:table-cell table:style-name="ce59" table:formula="of:=[.H8]*91*312" office:value-type="float" office:value="1418758" calcext:value-type="float">
            <text:p>1,418,758.000</text:p>
          </table:table-cell>
          <table:table-cell table:style-name="ce59" table:formula="of:=[.I8]*182*262" office:value-type="float" office:value="2863636.36363636" calcext:value-type="float">
            <text:p>2,863,636.364</text:p>
          </table:table-cell>
          <table:table-cell table:style-name="ce59" table:formula="of:=[.J8]*182*312" office:value-type="float" office:value="2837516" calcext:value-type="float">
            <text:p>2,837,516.000</text:p>
          </table:table-cell>
          <table:table-cell office:value-type="string" calcext:value-type="string">
            <text:p>Hz</text:p>
          </table:table-cell>
          <table:table-cell/>
          <table:table-cell table:style-name="ce56" office:value-type="string" calcext:value-type="string">
            <text:p><text:a xlink:href="https://segaretro.org/Pixel" xlink:type="simple">Pixel</text:a> clock rate </text:p>
          </table:table-cell>
          <table:table-cell table:style-name="ce9" table:formula="of:=[.N$7]*3/4*2" office:value-type="float" office:value="5369318.18181818" calcext:value-type="float">
            <text:p>5,369,318.181818</text:p>
          </table:table-cell>
          <table:table-cell table:style-name="ce9" table:formula="of:=[.O$7]*3/5*2" office:value-type="float" office:value="5320342.5" calcext:value-type="float">
            <text:p>5,320,342.500000</text:p>
          </table:table-cell>
          <table:table-cell table:style-name="ce9" table:formula="of:=[.P$7]*3/4*2" office:value-type="float" office:value="5369318.18181818" calcext:value-type="float">
            <text:p>5,369,318.181818</text:p>
          </table:table-cell>
          <table:table-cell table:style-name="ce9" table:formula="of:=[.Q$7]*3/5*2" office:value-type="float" office:value="5320342.5" calcext:value-type="float">
            <text:p>5,320,342.500000</text:p>
          </table:table-cell>
          <table:table-cell table:style-name="ce9" table:formula="of:=[.R$7]*3/4*2" office:value-type="float" office:value="5369318.18181818" calcext:value-type="float">
            <text:p>5,369,318.181818</text:p>
          </table:table-cell>
          <table:table-cell table:style-name="ce9" table:formula="of:=[.S$7]*3/5*2" office:value-type="float" office:value="5320342.5" calcext:value-type="float">
            <text:p>5,320,342.500000</text:p>
          </table:table-cell>
          <table:table-cell table:style-name="ce9" table:formula="of:=[.T$7]*3/4*2" office:value-type="float" office:value="5369318.18181818" calcext:value-type="float">
            <text:p>5,369,318.181818</text:p>
          </table:table-cell>
          <table:table-cell table:style-name="ce9" table:formula="of:=[.U$7]*3/5*2" office:value-type="float" office:value="5320342.5" calcext:value-type="float">
            <text:p>5,320,342.500000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2">
          <table:table-cell/>
          <table:table-cell table:style-name="ce56" office:value-type="string" calcext:value-type="string">
            <text:p>(Chrominance sub-</text:p>
            <text:p>carrier frequency)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1" office:value-type="string" calcext:value-type="string">
            <text:p>Hz</text:p>
          </table:table-cell>
          <table:table-cell/>
          <table:table-cell table:style-name="ce56" office:value-type="string" calcext:value-type="string">
            <text:p>(Chrominance sub-</text:p>
            <text:p>carrier frequency)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table:style-name="ce9" table:formula="of:=30000/1001*525*455/2" office:value-type="float" office:value="3579545.45454545" calcext:value-type="float">
            <text:p>3,579,545.454545</text:p>
          </table:table-cell>
          <table:table-cell table:style-name="ce9" table:formula="of:=25*625*567.5032/2" office:value-type="float" office:value="4433618.75" calcext:value-type="float">
            <text:p>4,433,618.750000</text:p>
          </table:table-cell>
          <table:table-cell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table:style-name="ce56" office:value-type="string" calcext:value-type="string">
            <text:p>Refresh rate</text:p>
          </table:table-cell>
          <table:table-cell table:style-name="ce60" table:formula="of:=30000/1001*525*455/2/46/262/5" office:value-type="float" office:value="59.4016836134327" calcext:value-type="float">
            <text:p>59.401684</text:p>
          </table:table-cell>
          <table:table-cell table:style-name="ce60" table:formula="of:=25*625*567.5032/2/46/312/25*2*2" office:value-type="float" office:value="49.4271878483835" calcext:value-type="float">
            <text:p>49.427188</text:p>
          </table:table-cell>
          <table:table-cell table:style-name="ce60" table:formula="of:=30000/1001*525*455/2/46/262/5" office:value-type="float" office:value="59.4016836134327" calcext:value-type="float">
            <text:p>59.401684</text:p>
          </table:table-cell>
          <table:table-cell table:style-name="ce60" table:formula="of:=25*625*567.5032/2/46/312/25*2*2" office:value-type="float" office:value="49.4271878483835" calcext:value-type="float">
            <text:p>49.427188</text:p>
          </table:table-cell>
          <table:table-cell table:style-name="ce60" table:formula="of:=30000/1001*525*455/2/91/262/5*2" office:value-type="float" office:value="60.0544493674265" calcext:value-type="float">
            <text:p>60.054449</text:p>
          </table:table-cell>
          <table:table-cell table:style-name="ce60" table:formula="of:=25*625*567.5032/2/91/312/25*2*4" office:value-type="float" office:value="49.9703437588053" calcext:value-type="float">
            <text:p>49.970344</text:p>
          </table:table-cell>
          <table:table-cell table:style-name="ce60" table:formula="of:=30000/1001*525*455/2/182/262/5*4" office:value-type="float" office:value="60.0544493674265" calcext:value-type="float">
            <text:p>60.054449</text:p>
          </table:table-cell>
          <table:table-cell table:style-name="ce60" table:formula="of:=25*625*567.5032/2/182/312/25*2*8" office:value-type="float" office:value="49.9703437588053" calcext:value-type="float">
            <text:p>49.970344</text:p>
          </table:table-cell>
          <table:table-cell office:value-type="string" calcext:value-type="string">
            <text:p>Hz</text:p>
          </table:table-cell>
          <table:table-cell/>
          <table:table-cell table:style-name="ce56" office:value-type="string" calcext:value-type="string">
            <text:p>Refresh rate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O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Q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S$7]/341/312/5*3*2" office:value-type="float" office:value="50.0069789081886" calcext:value-type="float">
            <text:p>50.006979</text:p>
          </table:table-cell>
          <table:table-cell table:style-name="ce60" table:formula="of:=30000/1001*525*455/342/262/4*3" office:value-type="float" office:value="59.9227510135505" calcext:value-type="float">
            <text:p>59.922751</text:p>
          </table:table-cell>
          <table:table-cell table:style-name="ce9" table:formula="of:=[.U$7]/341/312/5*3*2" office:value-type="float" office:value="50.0069789081886" calcext:value-type="float">
            <text:p>50.006979</text:p>
          </table:table-cell>
          <table:table-cell table:style-name="ce58" office:value-type="string" calcext:value-type="string">
            <text:p>Hz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Overscan resolution</text:p>
          </table:table-cell>
          <table:table-cell office:value-type="string" calcext:value-type="string">
            <text:p>46x262</text:p>
          </table:table-cell>
          <table:table-cell office:value-type="string" calcext:value-type="string">
            <text:p>46x312</text:p>
          </table:table-cell>
          <table:table-cell office:value-type="string" calcext:value-type="string">
            <text:p>46x262</text:p>
          </table:table-cell>
          <table:table-cell office:value-type="string" calcext:value-type="string">
            <text:p>46x312</text:p>
          </table:table-cell>
          <table:table-cell office:value-type="string" calcext:value-type="string">
            <text:p>91x262</text:p>
          </table:table-cell>
          <table:table-cell office:value-type="string" calcext:value-type="string">
            <text:p>91x312</text:p>
          </table:table-cell>
          <table:table-cell office:value-type="string" calcext:value-type="string">
            <text:p>182x262</text:p>
          </table:table-cell>
          <table:table-cell office:value-type="string" calcext:value-type="string">
            <text:p>182x312</text:p>
          </table:table-cell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Overscan resolution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" office:value-type="string" calcext:value-type="string">
            <text:p>342x262</text:p>
          </table:table-cell>
          <table:table-cell table:style-name="ce5" office:value-type="string" calcext:value-type="string">
            <text:p>341x312</text:p>
          </table:table-cell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Resolution</text:p>
          </table:table-cell>
          <table:table-cell office:value-type="string" calcext:value-type="string">
            <text:p>16x242</text:p>
          </table:table-cell>
          <table:table-cell office:value-type="string" calcext:value-type="string">
            <text:p>16x288</text:p>
          </table:table-cell>
          <table:table-cell office:value-type="string" calcext:value-type="string">
            <text:p>32x242</text:p>
          </table:table-cell>
          <table:table-cell office:value-type="string" calcext:value-type="string">
            <text:p>32x288</text:p>
          </table:table-cell>
          <table:table-cell office:value-type="string" calcext:value-type="string">
            <text:p>64x242</text:p>
          </table:table-cell>
          <table:table-cell office:value-type="string" calcext:value-type="string">
            <text:p>64x288</text:p>
          </table:table-cell>
          <table:table-cell office:value-type="string" calcext:value-type="string">
            <text:p>128x242</text:p>
          </table:table-cell>
          <table:table-cell office:value-type="string" calcext:value-type="string">
            <text:p>128x288</text:p>
          </table:table-cell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Resolution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" office:value-type="string" calcext:value-type="string">
            <text:p>256x242</text:p>
          </table:table-cell>
          <table:table-cell table:style-name="ce5" office:value-type="string" calcext:value-type="string">
            <text:p>256x288</text:p>
          </table:table-cell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table:style-name="ce60" table:formula="of:=[.C13]*16/242" office:value-type="float" office:value="0.56140350877193" calcext:value-type="float">
            <text:p>0.561404</text:p>
          </table:table-cell>
          <table:table-cell table:style-name="ce60" table:formula="of:=[.D13]*16/288" office:value-type="float" office:value="0.576576576576577" calcext:value-type="float">
            <text:p>0.576577</text:p>
          </table:table-cell>
          <table:table-cell table:style-name="ce60" table:formula="of:=[.E13]*32/242" office:value-type="float" office:value="1.12280701754386" calcext:value-type="float">
            <text:p>1.122807</text:p>
          </table:table-cell>
          <table:table-cell table:style-name="ce60" table:formula="of:=[.F13]*32/288" office:value-type="float" office:value="1.15315315315315" calcext:value-type="float">
            <text:p>1.153153</text:p>
          </table:table-cell>
          <table:table-cell table:style-name="ce60" table:formula="of:=[.G13]*64/242" office:value-type="float" office:value="1.13777777777778" calcext:value-type="float">
            <text:p>1.137778</text:p>
          </table:table-cell>
          <table:table-cell table:style-name="ce60" table:formula="of:=[.H13]*64/288" office:value-type="float" office:value="1.15315315315315" calcext:value-type="float">
            <text:p>1.153153</text:p>
          </table:table-cell>
          <table:table-cell table:style-name="ce60" table:formula="of:=[.I13]*128/242" office:value-type="float" office:value="1.13777777777778" calcext:value-type="float">
            <text:p>1.137778</text:p>
          </table:table-cell>
          <table:table-cell table:style-name="ce60" table:formula="of:=[.J13]*128/288" office:value-type="float" office:value="1.15315315315315" calcext:value-type="float">
            <text:p>1.153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pe</text:p>
          </table:table-cell>
          <table:table-cell table:style-name="ce60" table:formula="of:=[.N13]*256/242" office:value-type="float" office:value="1.21040189125296" calcext:value-type="float">
            <text:p>1.210402</text:p>
          </table:table-cell>
          <table:table-cell table:style-name="ce60" table:formula="of:=[.O13]*256/288" office:value-type="float" office:value="1.23225030084236" calcext:value-type="float">
            <text:p>1.232250</text:p>
          </table:table-cell>
          <table:table-cell table:style-name="ce60" table:formula="of:=[.P13]*256/242" office:value-type="float" office:value="1.21040189125296" calcext:value-type="float">
            <text:p>1.210402</text:p>
          </table:table-cell>
          <table:table-cell table:style-name="ce60" table:formula="of:=[.Q13]*256/288" office:value-type="float" office:value="1.23225030084236" calcext:value-type="float">
            <text:p>1.232250</text:p>
          </table:table-cell>
          <table:table-cell table:style-name="ce60" table:formula="of:=[.R13]*256/242" office:value-type="float" office:value="1.21040189125296" calcext:value-type="float">
            <text:p>1.210402</text:p>
          </table:table-cell>
          <table:table-cell table:style-name="ce60" table:formula="of:=[.S13]*256/288" office:value-type="float" office:value="1.23225030084236" calcext:value-type="float">
            <text:p>1.232250</text:p>
          </table:table-cell>
          <table:table-cell table:style-name="ce60" table:formula="of:=[.T13]*256/242" office:value-type="float" office:value="1.21040189125296" calcext:value-type="float">
            <text:p>1.210402</text:p>
          </table:table-cell>
          <table:table-cell table:style-name="ce60" table:formula="of:=[.U13]*256/288" office:value-type="float" office:value="1.23225030084236" calcext:value-type="float">
            <text:p>1.23225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Default"/>
          <table:table-cell office:value-type="string" calcext:value-type="string">
            <text:p>32:57</text:p>
            <text:p>~=9:16</text:p>
          </table:table-cell>
          <table:table-cell office:value-type="string" calcext:value-type="string">
            <text:p>64:111</text:p>
            <text:p>~=4:7</text:p>
          </table:table-cell>
          <table:table-cell office:value-type="string" calcext:value-type="string">
            <text:p>64:57</text:p>
            <text:p>~=9:8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256:225</text:p>
            <text:p>~=8:7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256:225</text:p>
            <text:p>~=8:7</text:p>
          </table:table-cell>
          <table:table-cell office:value-type="string" calcext:value-type="string">
            <text:p>128:111</text:p>
            <text:p>~=8:7</text:p>
          </table:table-cell>
          <table:table-cell office:value-type="string" calcext:value-type="string">
            <text:p>1</text:p>
          </table:table-cell>
          <table:table-cell/>
          <table:table-cell table:style-name="Default"/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" office:value-type="string" calcext:value-type="string">
            <text:p>512:423</text:p>
            <text:p>~=6:5</text:p>
          </table:table-cell>
          <table:table-cell table:style-name="ce5" office:value-type="string" calcext:value-type="string">
            <text:p>833:676</text:p>
            <text:p>~=11:9</text:p>
          </table:table-cell>
          <table:table-cell table:style-name="ce58"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ixel aspect ratio</text:p>
          </table:table-cell>
          <table:table-cell table:style-name="ce60" table:formula="of:=242/38*4/3" office:value-type="float" office:value="8.49122807017544" calcext:value-type="float">
            <text:p>8.491228</text:p>
          </table:table-cell>
          <table:table-cell table:style-name="ce60" table:formula="of:=288/37*4/3" office:value-type="float" office:value="10.3783783783784" calcext:value-type="float">
            <text:p>10.378378</text:p>
          </table:table-cell>
          <table:table-cell table:style-name="ce60" table:formula="of:=242/38*4/3" office:value-type="float" office:value="8.49122807017544" calcext:value-type="float">
            <text:p>8.491228</text:p>
          </table:table-cell>
          <table:table-cell table:style-name="ce60" table:formula="of:=288/37*4/3" office:value-type="float" office:value="10.3783783783784" calcext:value-type="float">
            <text:p>10.378378</text:p>
          </table:table-cell>
          <table:table-cell table:style-name="ce60" table:formula="of:=242/75*4/3" office:value-type="float" office:value="4.30222222222222" calcext:value-type="float">
            <text:p>4.302222</text:p>
          </table:table-cell>
          <table:table-cell table:style-name="ce60" table:formula="of:=288/74*4/3" office:value-type="float" office:value="5.18918918918919" calcext:value-type="float">
            <text:p>5.189189</text:p>
          </table:table-cell>
          <table:table-cell table:style-name="ce60" table:formula="of:=242/75*2/3" office:value-type="float" office:value="2.15111111111111" calcext:value-type="float">
            <text:p>2.151111</text:p>
          </table:table-cell>
          <table:table-cell table:style-name="ce60" table:formula="of:=288/74*2/3" office:value-type="float" office:value="2.59459459459459" calcext:value-type="float">
            <text:p>2.594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xel aspect ratio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60" table:formula="of:=242/FLOOR(342*752.5/910)*4/3" office:value-type="float" office:value="1.14420803782506" calcext:value-type="float">
            <text:p>1.144208</text:p>
          </table:table-cell>
          <table:table-cell table:style-name="ce60" table:formula="of:=288/FLOOR(341*922.1875/1135)*4/3" office:value-type="float" office:value="1.38628158844765" calcext:value-type="float">
            <text:p>1.38628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484:57</text:p>
            <text:p>~=17:2</text:p>
          </table:table-cell>
          <table:table-cell table:style-name="ce15" office:value-type="string" calcext:value-type="string">
            <text:p>384:37</text:p>
            <text:p>~=83:8</text:p>
          </table:table-cell>
          <table:table-cell table:style-name="ce61" office:value-type="string" calcext:value-type="string">
            <text:p>484:57</text:p>
            <text:p>~=17:2</text:p>
          </table:table-cell>
          <table:table-cell table:style-name="ce15" office:value-type="string" calcext:value-type="string">
            <text:p>384:37</text:p>
            <text:p>~=83:8</text:p>
          </table:table-cell>
          <table:table-cell table:style-name="ce15" office:value-type="string" calcext:value-type="string">
            <text:p>968:225</text:p>
            <text:p>~=43:10</text:p>
          </table:table-cell>
          <table:table-cell table:style-name="ce15" office:value-type="string" calcext:value-type="string">
            <text:p>192:37</text:p>
            <text:p>~=26:5</text:p>
          </table:table-cell>
          <table:table-cell table:style-name="ce15" office:value-type="string" calcext:value-type="string">
            <text:p>484:225</text:p>
            <text:p>~=15:7</text:p>
          </table:table-cell>
          <table:table-cell table:style-name="ce15" office:value-type="string" calcext:value-type="string">
            <text:p>96:37</text:p>
            <text:p>~=13:5</text:p>
          </table:table-cell>
          <table:table-cell office:value-type="string" calcext:value-type="string">
            <text:p>1</text:p>
          </table:table-cell>
          <table:table-cell/>
          <table:table-cell table:style-name="Default"/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61" office:value-type="string" calcext:value-type="string">
            <text:p>484:423</text:p>
            <text:p>~=8:7</text:p>
          </table:table-cell>
          <table:table-cell table:style-name="ce15" office:value-type="string" calcext:value-type="string">
            <text:p>384:277</text:p>
            <text:p>~=11:8</text:p>
          </table:table-cell>
          <table:table-cell table:style-name="ce58"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uffer type</text:p>
          </table:table-cell>
          <table:table-cell table:style-name="ce13" office:value-type="string" calcext:value-type="string" table:number-columns-spanned="8" table:number-rows-spanned="1">
            <text:p>Index colored bitmap line buffer</text:p>
          </table:table-cell>
          <table:covered-table-cell table:number-columns-repeated="7" table:style-name="ce13"/>
          <table:table-cell table:number-columns-repeated="2"/>
          <table:table-cell office:value-type="string" calcext:value-type="string">
            <text:p>Buffer type</text:p>
          </table:table-cell>
          <table:table-cell table:style-name="ce13" office:value-type="string" calcext:value-type="string" table:number-columns-spanned="8" table:number-rows-spanned="1">
            <text:p>Index colored bitmap line buffer</text:p>
          </table:table-cell>
          <table:covered-table-cell table:number-columns-repeated="7" table:style-name="ce13"/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its per pixel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bpp</text:p>
          </table:table-cell>
          <table:table-cell/>
          <table:table-cell office:value-type="string" calcext:value-type="string">
            <text:p>Bits per pixel</text:p>
          </table:table-cell>
          <table:table-cell table:style-name="ce6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"/>
          <table:table-cell table:style-name="ce58" office:value-type="string" calcext:value-type="string">
            <text:p>bpp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vailable colors</text:p>
          </table:table-cell>
          <table:table-cell table:style-name="ce58" office:value-type="string" calcext:value-type="string" table:number-columns-spanned="8" table:number-rows-spanned="1">
            <text:p>Predefined 32 colors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Available colors</text:p>
          </table:table-cell>
          <table:table-cell table:style-name="ce58" office:value-type="string" calcext:value-type="string" table:number-columns-spanned="8" table:number-rows-spanned="1">
            <text:p>Predefined 64 colors</text:p>
          </table:table-cell>
          <table:covered-table-cell table:number-columns-repeated="7" table:style-name="ce5"/>
          <table:table-cell table:style-name="ce5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olors par scanline</text:p>
          </table:table-cell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4" office:value-type="string" calcext:value-type="string" table:number-columns-spanned="2" table:number-rows-spanned="1">
            <text:p>4+1(Sprite)</text:p>
          </table:table-cell>
          <table:covered-table-cell/>
          <table:table-cell table:style-name="ce4" office:value-type="string" calcext:value-type="string" table:number-columns-spanned="2" table:number-rows-spanned="1">
            <text:p>2+1(Sprite)</text:p>
          </table:table-cell>
          <table:covered-table-cell/>
          <table:table-cell office:value-type="string" calcext:value-type="string">
            <text:p>colors</text:p>
          </table:table-cell>
          <table:table-cell/>
          <table:table-cell office:value-type="string" calcext:value-type="string">
            <text:p>Colors par scanline</text:p>
          </table:table-cell>
          <table:table-cell table:style-name="ce6" office:value-type="string" calcext:value-type="string" table:number-columns-spanned="8" table:number-rows-spanned="1">
            <text:p>2(Playfield)+1(Sprites)*8=10</text:p>
          </table:table-cell>
          <table:covered-table-cell table:number-columns-repeated="7" table:style-name="ce5"/>
          <table:table-cell table:style-name="ce58" office:value-type="string" calcext:value-type="string">
            <text:p>colors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# of sprite definition</text:p>
          </table:table-cell>
          <table:table-cell table:style-name="ce6" office:value-type="float" office:value="4" calcext:value-type="float" table:number-columns-spanned="8" table:number-rows-spanned="1">
            <text:p>4</text:p>
          </table:table-cell>
          <table:covered-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of sprite definition</text:p>
          </table:table-cell>
          <table:table-cell table:style-name="ce6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5"/>
          <table:table-cell table:style-name="ce58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prite fillrate per scanline</text:p>
          </table:table-cell>
          <table:table-cell table:style-name="ce6" office:value-type="float" office:value="32" calcext:value-type="float" table:number-columns-spanned="8" table:number-rows-spanned="1">
            <text:p>32</text:p>
          </table:table-cell>
          <table:covered-table-cell table:number-columns-repeated="7"/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sprite fillrate per scanline</text:p>
          </table:table-cell>
          <table:table-cell table:style-name="ce6" office:value-type="string" calcext:value-type="string" table:number-columns-spanned="8" table:number-rows-spanned="1">
            <text:p>64(Normal) or 128(Wide sprite mode)</text:p>
          </table:table-cell>
          <table:covered-table-cell table:number-columns-repeated="7" table:style-name="ce5"/>
          <table:table-cell table:style-name="ce58" office:value-type="string" calcext:value-type="string">
            <text:p>Pixels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string" calcext:value-type="string">
            <text:p>Playfield Placement</text:p>
          </table:table-cell>
          <table:table-cell office:value-type="string" calcext:value-type="string" table:number-columns-spanned="2" table:number-rows-spanned="1">
            <text:p>Centerized</text:p>
          </table:table-cell>
          <table:covered-table-cell/>
          <table:table-cell office:value-type="string" calcext:value-type="string" table:number-columns-spanned="2" table:number-rows-spanned="1">
            <text:p>Stretched (Double Width)</text:p>
          </table:table-cell>
          <table:covered-table-cell/>
          <table:table-cell office:value-type="string" calcext:value-type="string" table:number-columns-spanned="2" table:number-rows-spanned="1">
            <text:p>Repeated (Twice)</text:p>
          </table:table-cell>
          <table:covered-table-cell/>
          <table:table-cell office:value-type="string" calcext:value-type="string" table:number-columns-spanned="2" table:number-rows-spanned="1">
            <text:p>Mirrored (Ping-pong)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minimum clock rate</text:p>
          </table:table-cell>
          <table:table-cell table:style-name="ce19" table:formula="of:=3676*(342/(342-256))*262*[.N$8]" office:value-type="float" office:value="229507135.306554" calcext:value-type="float">
            <text:p>229,507,135.306554</text:p>
          </table:table-cell>
          <table:table-cell table:style-name="ce19" table:formula="of:=3676*(341/(341-256))*312*[.O$8]" office:value-type="float" office:value="230089165.058824" calcext:value-type="float">
            <text:p>230,089,165.058824</text:p>
          </table:table-cell>
          <table:table-cell table:style-name="ce19" table:formula="of:=3676*(342/(342-256))*262*[.P$8]" office:value-type="float" office:value="229507135.306554" calcext:value-type="float">
            <text:p>229,507,135.306554</text:p>
          </table:table-cell>
          <table:table-cell table:style-name="ce19" table:formula="of:=3676*(341/(341-256))*312*[.Q$8]" office:value-type="float" office:value="230089165.058824" calcext:value-type="float">
            <text:p>230,089,165.058824</text:p>
          </table:table-cell>
          <table:table-cell table:style-name="ce19" table:formula="of:=3676*(342/(342-256))*262*[.R$8]" office:value-type="float" office:value="229507135.306554" calcext:value-type="float">
            <text:p>229,507,135.306554</text:p>
          </table:table-cell>
          <table:table-cell table:style-name="ce19" table:formula="of:=3676*(341/(341-256))*312*[.S$8]" office:value-type="float" office:value="230089165.058824" calcext:value-type="float">
            <text:p>230,089,165.058824</text:p>
          </table:table-cell>
          <table:table-cell table:style-name="ce19" table:formula="of:=3676*(342/(342-256))*262*[.T$8]" office:value-type="float" office:value="229507135.306554" calcext:value-type="float">
            <text:p>229,507,135.306554</text:p>
          </table:table-cell>
          <table:table-cell table:style-name="ce19" table:formula="of:=3676*(341/(341-256))*312*[.U$8]" office:value-type="float" office:value="230089165.058824" calcext:value-type="float">
            <text:p>230,089,165.058824</text:p>
          </table:table-cell>
          <table:table-cell office:value-type="string" calcext:value-type="string">
            <text:p>ticks/s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normalized clock rate</text:p>
          </table:table-cell>
          <table:table-cell table:style-name="ce9" table:formula="of:=CEILING([.N$22]/[.N$6])*[.N$6]" office:value-type="float" office:value="230880681.818182" calcext:value-type="float">
            <text:p>230,880,681.818182</text:p>
          </table:table-cell>
          <table:table-cell table:style-name="ce9" table:formula="of:=CEILING([.O$22]/[.O$6])*[.O$6]" office:value-type="float" office:value="234095070" calcext:value-type="float">
            <text:p>234,095,070.000000</text:p>
          </table:table-cell>
          <table:table-cell table:style-name="ce9" table:formula="of:=CEILING([.P$22]/[.P$6])*[.P$6]" office:value-type="float" office:value="230880681.818182" calcext:value-type="float">
            <text:p>230,880,681.818182</text:p>
          </table:table-cell>
          <table:table-cell table:style-name="ce9" table:formula="of:=CEILING([.Q$22]/[.Q$6])*[.Q$6]" office:value-type="float" office:value="234095070" calcext:value-type="float">
            <text:p>234,095,070.000000</text:p>
          </table:table-cell>
          <table:table-cell table:style-name="ce9" table:formula="of:=CEILING([.R$22]/[.R$6])*[.R$6]" office:value-type="float" office:value="230880681.818182" calcext:value-type="float">
            <text:p>230,880,681.818182</text:p>
          </table:table-cell>
          <table:table-cell table:style-name="ce9" table:formula="of:=CEILING([.S$22]/[.S$6])*[.S$6]" office:value-type="float" office:value="234095070" calcext:value-type="float">
            <text:p>234,095,070.000000</text:p>
          </table:table-cell>
          <table:table-cell table:style-name="ce9" table:formula="of:=CEILING([.T$22]/[.T$6])*[.T$6]" office:value-type="float" office:value="230880681.818182" calcext:value-type="float">
            <text:p>230,880,681.818182</text:p>
          </table:table-cell>
          <table:table-cell table:style-name="ce9" table:formula="of:=CEILING([.U$22]/[.U$6])*[.U$6]" office:value-type="float" office:value="234095070" calcext:value-type="float">
            <text:p>234,095,070.000000</text:p>
          </table:table-cell>
          <table:table-cell office:value-type="string" calcext:value-type="string">
            <text:p>ticks/s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style-name="ce20" table:formula="of:=[.N$23]/[.N$7]" office:value-type="float" office:value="64.5" calcext:value-type="float">
            <text:p>129/2 <text:s/></text:p>
          </table:table-cell>
          <table:table-cell table:style-name="ce20" table:formula="of:=[.O$23]/[.O$7]" office:value-type="float" office:value="52.8" calcext:value-type="float">
            <text:p>264/5 <text:s/></text:p>
          </table:table-cell>
          <table:table-cell table:style-name="ce20" table:formula="of:=[.P$23]/[.P$7]" office:value-type="float" office:value="64.5" calcext:value-type="float">
            <text:p>129/2 <text:s/></text:p>
          </table:table-cell>
          <table:table-cell table:style-name="ce20" table:formula="of:=[.Q$23]/[.Q$7]" office:value-type="float" office:value="52.8" calcext:value-type="float">
            <text:p>264/5 <text:s/></text:p>
          </table:table-cell>
          <table:table-cell table:style-name="ce20" table:formula="of:=[.R$23]/[.R$7]" office:value-type="float" office:value="64.5" calcext:value-type="float">
            <text:p>129/2 <text:s/></text:p>
          </table:table-cell>
          <table:table-cell table:style-name="ce20" table:formula="of:=[.S$23]/[.S$7]" office:value-type="float" office:value="52.8" calcext:value-type="float">
            <text:p>264/5 <text:s/></text:p>
          </table:table-cell>
          <table:table-cell table:style-name="ce20" table:formula="of:=[.T$23]/[.T$7]" office:value-type="float" office:value="64.5" calcext:value-type="float">
            <text:p>129/2 <text:s/></text:p>
          </table:table-cell>
          <table:table-cell table:style-name="ce20" table:formula="of:=[.U$23]/[.U$7]" office:value-type="float" office:value="52.8" calcext:value-type="float">
            <text:p>264/5 <text:s/>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BbbbbrainDumbed</text:p>
            <text:p>ticks per scanline</text:p>
          </table:table-cell>
          <table:table-cell table:style-name="ce21" table:formula="of:=[.N$23]/[.N$8]/262" office:value-type="float" office:value="14706" calcext:value-type="float">
            <text:p>14,706 <text:s text:c="7"/></text:p>
          </table:table-cell>
          <table:table-cell table:style-name="ce21" table:formula="of:=[.O$23]/[.O$8]/312" office:value-type="float" office:value="15004" calcext:value-type="float">
            <text:p>15,004 <text:s text:c="7"/></text:p>
          </table:table-cell>
          <table:table-cell table:style-name="ce21" table:formula="of:=[.P$23]/[.P$8]/262" office:value-type="float" office:value="14706" calcext:value-type="float">
            <text:p>14,706 <text:s text:c="7"/></text:p>
          </table:table-cell>
          <table:table-cell table:style-name="ce21" table:formula="of:=[.Q$23]/[.Q$8]/312" office:value-type="float" office:value="15004" calcext:value-type="float">
            <text:p>15,004 <text:s text:c="7"/></text:p>
          </table:table-cell>
          <table:table-cell table:style-name="ce21" table:formula="of:=[.R$23]/[.R$8]/262" office:value-type="float" office:value="14706" calcext:value-type="float">
            <text:p>14,706 <text:s text:c="7"/></text:p>
          </table:table-cell>
          <table:table-cell table:style-name="ce21" table:formula="of:=[.S$23]/[.S$8]/312" office:value-type="float" office:value="15004" calcext:value-type="float">
            <text:p>15,004 <text:s text:c="7"/></text:p>
          </table:table-cell>
          <table:table-cell table:style-name="ce21" table:formula="of:=[.T$23]/[.T$8]/262" office:value-type="float" office:value="14706" calcext:value-type="float">
            <text:p>14,706 <text:s text:c="7"/></text:p>
          </table:table-cell>
          <table:table-cell table:style-name="ce21" table:formula="of:=[.U$23]/[.U$8]/312" office:value-type="float" office:value="15004" calcext:value-type="float">
            <text:p>15,004 <text:s text:c="7"/></text:p>
          </table:table-cell>
          <table:table-cell office:value-type="string" calcext:value-type="string">
            <text:p>ticks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string" calcext:value-type="string">
            <text:p><text:span text:style-name="T1">BbbbbrainDumbed</text:span></text:p>
            <text:p><text:span text:style-name="T1">ticks per horizontal blank</text:span></text:p>
          </table:table-cell>
          <table:table-cell table:style-name="ce21" table:formula="of:=[.N$25]*(342-256)/342" office:value-type="float" office:value="3698" calcext:value-type="float">
            <text:p>3,698 <text:s text:c="7"/></text:p>
          </table:table-cell>
          <table:table-cell table:style-name="ce21" table:formula="of:=[.O$25]*(341-256)/341" office:value-type="float" office:value="3740" calcext:value-type="float">
            <text:p>3,740 <text:s text:c="7"/></text:p>
          </table:table-cell>
          <table:table-cell table:style-name="ce21" table:formula="of:=[.P$25]*(342-256)/342" office:value-type="float" office:value="3698" calcext:value-type="float">
            <text:p>3,698 <text:s text:c="7"/></text:p>
          </table:table-cell>
          <table:table-cell table:style-name="ce21" table:formula="of:=[.Q$25]*(341-256)/341" office:value-type="float" office:value="3740" calcext:value-type="float">
            <text:p>3,740 <text:s text:c="7"/></text:p>
          </table:table-cell>
          <table:table-cell table:style-name="ce21" table:formula="of:=[.R$25]*(342-256)/342" office:value-type="float" office:value="3698" calcext:value-type="float">
            <text:p>3,698 <text:s text:c="7"/></text:p>
          </table:table-cell>
          <table:table-cell table:style-name="ce21" table:formula="of:=[.S$25]*(341-256)/341" office:value-type="float" office:value="3740" calcext:value-type="float">
            <text:p>3,740 <text:s text:c="7"/></text:p>
          </table:table-cell>
          <table:table-cell table:style-name="ce21" table:formula="of:=[.T$25]*(342-256)/342" office:value-type="float" office:value="3698" calcext:value-type="float">
            <text:p>3,698 <text:s text:c="7"/></text:p>
          </table:table-cell>
          <table:table-cell table:style-name="ce21" table:formula="of:=[.U$25]*(341-256)/341" office:value-type="float" office:value="3740" calcext:value-type="float">
            <text:p>3,740 <text:s text:c="7"/></text:p>
          </table:table-cell>
          <table:table-cell office:value-type="string" calcext:value-type="string">
            <text:p>ticks</text:p>
          </table:table-cell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 Palette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0</text:p>
          </table:table-cell>
          <table:table-cell/>
          <table:table-cell office:value-type="string" calcext:value-type="string">
            <text:p>Type 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5"/>
          <table:table-cell office:value-type="float" office:value="0" calcext:value-type="float">
            <text:p>0</text:p>
          </table:table-cell>
          <table:table-cell table:style-name="ce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style-name="ce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/>
          <table:table-cell office:value-type="float" office:value="2" calcext:value-type="float">
            <text:p>2</text:p>
          </table:table-cell>
          <table:table-cell table:style-name="ce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8"/>
          <table:table-cell office:value-type="float" office:value="3" calcext:value-type="float">
            <text:p>3</text:p>
          </table:table-cell>
          <table:table-cell table:style-name="ce7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9"/>
          <table:table-cell office:value-type="float" office:value="4" calcext:value-type="float">
            <text:p>4</text:p>
          </table:table-cell>
          <table:table-cell table:style-name="ce1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0"/>
          <table:table-cell office:value-type="float" office:value="5" calcext:value-type="float">
            <text:p>5</text:p>
          </table:table-cell>
          <table:table-cell table:style-name="ce1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1"/>
          <table:table-cell office:value-type="float" office:value="6" calcext:value-type="float">
            <text:p>6</text:p>
          </table:table-cell>
          <table:table-cell table:style-name="ce6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2"/>
          <table:table-cell office:value-type="float" office:value="7" calcext:value-type="float">
            <text:p>7</text:p>
          </table:table-cell>
          <table:table-cell table:style-name="ce102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 table:style-name="ce103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24"/>
          <table:table-cell office:value-type="float" office:value="9" calcext:value-type="float">
            <text:p>9</text:p>
          </table:table-cell>
          <table:table-cell table:style-name="ce1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25"/>
          <table:table-cell office:value-type="float" office:value="10" calcext:value-type="float">
            <text:p>10</text:p>
          </table:table-cell>
          <table:table-cell table:style-name="ce105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26"/>
          <table:table-cell office:value-type="float" office:value="11" calcext:value-type="float">
            <text:p>11</text:p>
          </table:table-cell>
          <table:table-cell table:style-name="ce106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27"/>
          <table:table-cell office:value-type="float" office:value="12" calcext:value-type="float">
            <text:p>12</text:p>
          </table:table-cell>
          <table:table-cell table:style-name="ce107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28"/>
          <table:table-cell office:value-type="float" office:value="13" calcext:value-type="float">
            <text:p>13</text:p>
          </table:table-cell>
          <table:table-cell table:style-name="ce108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29"/>
          <table:table-cell office:value-type="float" office:value="14" calcext:value-type="float">
            <text:p>14</text:p>
          </table:table-cell>
          <table:table-cell table:style-name="ce109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30"/>
          <table:table-cell office:value-type="float" office:value="15" calcext:value-type="float">
            <text:p>15</text:p>
          </table:table-cell>
          <table:table-cell table:style-name="ce110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31"/>
          <table:table-cell office:value-type="float" office:value="16" calcext:value-type="float">
            <text:p>16</text:p>
          </table:table-cell>
          <table:table-cell table:style-name="ce71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47"/>
          <table:table-cell office:value-type="float" office:value="17" calcext:value-type="float">
            <text:p>17</text:p>
          </table:table-cell>
          <table:table-cell table:style-name="ce111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48"/>
          <table:table-cell office:value-type="float" office:value="18" calcext:value-type="float">
            <text:p>18</text:p>
          </table:table-cell>
          <table:table-cell table:style-name="ce112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49"/>
          <table:table-cell office:value-type="float" office:value="19" calcext:value-type="float">
            <text:p>19</text:p>
          </table:table-cell>
          <table:table-cell table:style-name="ce113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50"/>
          <table:table-cell office:value-type="float" office:value="20" calcext:value-type="float">
            <text:p>20</text:p>
          </table:table-cell>
          <table:table-cell table:style-name="ce11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51"/>
          <table:table-cell office:value-type="float" office:value="21" calcext:value-type="float">
            <text:p>21</text:p>
          </table:table-cell>
          <table:table-cell table:style-name="ce115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52"/>
          <table:table-cell office:value-type="float" office:value="22" calcext:value-type="float">
            <text:p>22</text:p>
          </table:table-cell>
          <table:table-cell table:style-name="ce116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53"/>
          <table:table-cell office:value-type="float" office:value="23" calcext:value-type="float">
            <text:p>23</text:p>
          </table:table-cell>
          <table:table-cell table:style-name="ce117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32"/>
          <table:table-cell office:value-type="float" office:value="24" calcext:value-type="float">
            <text:p>24</text:p>
          </table:table-cell>
          <table:table-cell table:style-name="ce118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55"/>
          <table:table-cell office:value-type="float" office:value="25" calcext:value-type="float">
            <text:p>25</text:p>
          </table:table-cell>
          <table:table-cell table:style-name="ce119"/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57"/>
          <table:table-cell office:value-type="float" office:value="26" calcext:value-type="float">
            <text:p>26</text:p>
          </table:table-cell>
          <table:table-cell table:style-name="ce120"/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 table:style-name="ce121"/>
        </table:table-row>
        <table:table-row table:style-name="ro1">
          <table:table-cell/>
          <table:table-cell table:style-name="ce14" office:value-type="float" office:value="28" calcext:value-type="float">
            <text:p>28</text:p>
          </table:table-cell>
          <table:table-cell table:style-name="ce64"/>
          <table:table-cell office:value-type="float" office:value="28" calcext:value-type="float">
            <text:p>28</text:p>
          </table:table-cell>
          <table:table-cell table:style-name="ce122"/>
        </table:table-row>
        <table:table-row table:style-name="ro1">
          <table:table-cell/>
          <table:table-cell table:style-name="ce14" office:value-type="float" office:value="29" calcext:value-type="float">
            <text:p>29</text:p>
          </table:table-cell>
          <table:table-cell table:style-name="ce73"/>
          <table:table-cell office:value-type="float" office:value="29" calcext:value-type="float">
            <text:p>29</text:p>
          </table:table-cell>
          <table:table-cell table:style-name="ce123"/>
        </table:table-row>
        <table:table-row table:style-name="ro1">
          <table:table-cell/>
          <table:table-cell table:style-name="ce14" office:value-type="float" office:value="30" calcext:value-type="float">
            <text:p>30</text:p>
          </table:table-cell>
          <table:table-cell table:style-name="ce74"/>
          <table:table-cell office:value-type="float" office:value="30" calcext:value-type="float">
            <text:p>30</text:p>
          </table:table-cell>
          <table:table-cell table:style-name="ce124"/>
        </table:table-row>
        <table:table-row table:style-name="ro1">
          <table:table-cell/>
          <table:table-cell table:style-name="ce14" office:value-type="float" office:value="31" calcext:value-type="float">
            <text:p>31</text:p>
          </table:table-cell>
          <table:table-cell table:style-name="ce75"/>
          <table:table-cell office:value-type="float" office:value="31" calcext:value-type="float">
            <text:p>31</text:p>
          </table:table-cell>
          <table:table-cell table:style-name="ce125"/>
        </table:table-row>
        <table:table-row table:style-name="ro1">
          <table:table-cell/>
          <table:table-cell table:style-name="ce14"/>
          <table:table-cell/>
          <table:table-cell office:value-type="float" office:value="32" calcext:value-type="float">
            <text:p>32</text:p>
          </table:table-cell>
          <table:table-cell table:style-name="ce126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2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28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129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68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13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131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13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33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134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13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136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3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138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6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139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40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14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4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43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44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14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14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14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70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148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149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15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151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15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153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154"/>
        </table:table-row>
      </table:table>
      <table:table table:name="Pin layou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/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tal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カラーバースト周波数</text:p>
          </table:table-cell>
        </table:table-row>
        <table:table-row table:style-name="ro1">
          <table:table-cell/>
          <table:table-cell office:value-type="string" calcext:value-type="string">
            <text:p>C-Syn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複合同期信号</text:p>
          </table:table-cell>
        </table:table-row>
        <table:table-row table:style-name="ro1">
          <table:table-cell/>
          <table:table-cell office:value-type="string" calcext:value-type="string">
            <text:p>Write/<text:span text:style-name="T2">Read</text:span></text:p>
          </table:table-cell>
          <table:table-cell office:value-type="string" calcext:value-type="string">
            <text:p>I</text:p>
          </table:table-cell>
          <table:table-cell/>
        </table:table-row>
      </table:table>
      <table:table table:name="Register map" table:style-name="ta1">
        <table:table-column table:style-name="co1" table:default-cell-style-name="ce155"/>
        <table:table-column table:style-name="co8" table:default-cell-style-name="ce155"/>
        <table:table-column table:style-name="co9" table:number-columns-repeated="2" table:default-cell-style-name="ce155"/>
        <table:table-column table:style-name="co10" table:default-cell-style-name="ce155"/>
        <table:table-column table:style-name="co9" table:default-cell-style-name="ce155"/>
        <table:table-column table:style-name="co11" table:number-columns-repeated="4" table:default-cell-style-name="ce155"/>
        <table:table-column table:style-name="co8" table:default-cell-style-name="ce155"/>
        <table:table-column table:style-name="co4" table:default-cell-style-name="ce155"/>
        <table:table-column table:style-name="co8" table:default-cell-style-name="ce155"/>
        <table:table-column table:style-name="co12" table:number-columns-repeated="4" table:default-cell-style-name="ce155"/>
        <table:table-column table:style-name="co13" table:number-columns-repeated="2" table:default-cell-style-name="ce155"/>
        <table:table-column table:style-name="co8" table:default-cell-style-name="ce155"/>
        <table:table-column table:style-name="co1" table:number-columns-repeated="1004" table:default-cell-style-name="ce155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ype 0</text:p>
          </table:table-cell>
          <table:table-cell table:number-columns-repeated="8"/>
          <table:table-cell office:value-type="string" calcext:value-type="string">
            <text:p>Type 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E0</text:p>
          </table:table-cell>
          <table:table-cell table:number-columns-repeated="1005"/>
        </table:table-row>
        <table:table-row table:style-name="ro1">
          <table:table-cell/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office:value-type="string" calcext:value-type="string" table:number-columns-spanned="1" table:number-rows-spanned="16">
            <text:p>Bitmap</text:p>
            <text:p>Graphic0</text:p>
            <text:p>(0th bitmap</text:p>
            <text:p>plane for</text:p>
            <text:p>Mode 0)</text:p>
            <text:p><text:span text:style-name="T1">(0th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1</text:p>
            <text:p>(1st bitmap</text:p>
            <text:p><text:span text:style-name="T1">plane for</text:span></text:p>
            <text:p><text:span text:style-name="T1">Mode 0)</text:span></text:p>
            <text:p><text:span text:style-name="T1">(0th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2</text:p>
            <text:p>(2nd bitmap</text:p>
            <text:p><text:span text:style-name="T1">plane for</text:span></text:p>
            <text:p><text:span text:style-name="T1">Mode 0)</text:span></text:p>
            <text:p><text:span text:style-name="T1">(1st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3</text:p>
            <text:p><text:span text:style-name="T1">(1st bitmap</text:span></text:p>
            <text:p><text:span text:style-name="T1">plane for</text:span></text:p>
            <text:p><text:span text:style-name="T1">Mode 1)</text:span></text:p>
            <text:p><text:span text:style-name="T1">(0th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4</text:p>
            <text:p><text:span text:style-name="T1">(2nd bitmap</text:span></text:p>
            <text:p><text:span text:style-name="T1">plane for</text:span></text:p>
            <text:p><text:span text:style-name="T1">Mode 1)</text:span>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5</text:p>
            <text:p><text:span text:style-name="T1">(2nd bitmap</text:span></text:p>
            <text:p><text:span text:style-name="T1">plane for</text:span></text:p>
            <text:p><text:span text:style-name="T1">Mode 1)</text:span>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6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office:value-type="string" calcext:value-type="string" table:number-columns-spanned="1" table:number-rows-spanned="16">
            <text:p>Bitmap</text:p>
            <text:p>Graphic7</text:p>
            <text:p><text:span text:style-name="T1">(1st bitmap</text:span></text:p>
            <text:p><text:span text:style-name="T1">plane for</text:span></text:p>
            <text:p><text:span text:style-name="T1">Mode 2)</text:span></text:p>
          </table:table-cell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office:value-type="string" calcext:value-type="string" table:number-columns-spanned="2" table:number-rows-spanned="32">
            <text:p>Playfield</text:p>
            <text:p>Graphic</text:p>
          </table:table-cell>
          <table:covered-table-cell/>
          <table:table-cell office:value-type="string" calcext:value-type="string" table:number-columns-spanned="1" table:number-rows-spanned="8">
            <text:p>Sprite 0</text:p>
            <text:p>Graphic</text:p>
          </table:table-cell>
          <table:table-cell office:value-type="string" calcext:value-type="string" table:number-columns-spanned="1" table:number-rows-spanned="8">
            <text:p>Sprite 2</text:p>
            <text:p>Graphic</text:p>
          </table:table-cell>
          <table:table-cell office:value-type="string" calcext:value-type="string" table:number-columns-spanned="1" table:number-rows-spanned="8">
            <text:p>Sprite 4</text:p>
            <text:p>Graphic</text:p>
          </table:table-cell>
          <table:table-cell office:value-type="string" calcext:value-type="string" table:number-columns-spanned="1" table:number-rows-spanned="8">
            <text:p>Sprite 6</text:p>
            <text:p>Graphic</text:p>
          </table:table-cell>
          <table:table-cell office:value-type="string" calcext:value-type="string" table:number-columns-spanned="1" table:number-rows-spanned="6">
            <text:p>Background</text:p>
            <text:p>Color</text:p>
          </table:table-cell>
          <table:table-cell office:value-type="string" calcext:value-type="string" table:number-columns-spanned="1" table:number-rows-spanned="4">
            <text:p><text:span text:style-name="T1">Sprite 3</text:span></text:p>
            <text:p><text:span text:style-name="T1">Color</text:span></text:p>
            <text:p><text:span text:style-name="T1">(Continue)</text:span></text:p>
          </table:table-cell>
          <table:table-cell table:style-name="ce91" table:formula="of:=&quot;0x&quot;&amp;BASE(ROW( )-4;16;2)" office:value-type="string" office:string-value="0x00" calcext:value-type="string">
            <text:p>0x00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1" calcext:value-type="string">
            <text:p>0x01</text:p>
          </table:table-cell>
          <table:covered-table-cell table:number-columns-repeated="8"/>
          <table:table-cell table:style-name="ce91" table:formula="of:=&quot;0x&quot;&amp;BASE(ROW( )-4;16;2)" office:value-type="string" office:string-value="0x01" calcext:value-type="string">
            <text:p>0x01</text:p>
          </table:table-cell>
          <table:covered-table-cell table:number-columns-repeated="8"/>
          <table:table-cell table:style-name="ce91" table:formula="of:=&quot;0x&quot;&amp;BASE(ROW( )-4;16;2)" office:value-type="string" office:string-value="0x01" calcext:value-type="string">
            <text:p>0x01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2" calcext:value-type="string">
            <text:p>0x02</text:p>
          </table:table-cell>
          <table:covered-table-cell table:number-columns-repeated="8"/>
          <table:table-cell table:style-name="ce91" table:formula="of:=&quot;0x&quot;&amp;BASE(ROW( )-4;16;2)" office:value-type="string" office:string-value="0x02" calcext:value-type="string">
            <text:p>0x02</text:p>
          </table:table-cell>
          <table:covered-table-cell table:number-columns-repeated="8"/>
          <table:table-cell table:style-name="ce91" table:formula="of:=&quot;0x&quot;&amp;BASE(ROW( )-4;16;2)" office:value-type="string" office:string-value="0x02" calcext:value-type="string">
            <text:p>0x02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3" calcext:value-type="string">
            <text:p>0x03</text:p>
          </table:table-cell>
          <table:covered-table-cell table:number-columns-repeated="8"/>
          <table:table-cell table:style-name="ce91" table:formula="of:=&quot;0x&quot;&amp;BASE(ROW( )-4;16;2)" office:value-type="string" office:string-value="0x03" calcext:value-type="string">
            <text:p>0x03</text:p>
          </table:table-cell>
          <table:covered-table-cell table:number-columns-repeated="8"/>
          <table:table-cell table:style-name="ce91" table:formula="of:=&quot;0x&quot;&amp;BASE(ROW( )-4;16;2)" office:value-type="string" office:string-value="0x03" calcext:value-type="string">
            <text:p>0x03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4" calcext:value-type="string">
            <text:p>0x04</text:p>
          </table:table-cell>
          <table:covered-table-cell table:number-columns-repeated="8"/>
          <table:table-cell table:style-name="ce91" table:formula="of:=&quot;0x&quot;&amp;BASE(ROW( )-4;16;2)" office:value-type="string" office:string-value="0x04" calcext:value-type="string">
            <text:p>0x04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4</text:p>
            <text:p>Color</text:p>
          </table:table-cell>
          <table:table-cell table:style-name="ce91" table:formula="of:=&quot;0x&quot;&amp;BASE(ROW( )-4;16;2)" office:value-type="string" office:string-value="0x04" calcext:value-type="string">
            <text:p>0x04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5" calcext:value-type="string">
            <text:p>0x05</text:p>
          </table:table-cell>
          <table:covered-table-cell table:number-columns-repeated="8"/>
          <table:table-cell table:style-name="ce91" table:formula="of:=&quot;0x&quot;&amp;BASE(ROW( )-4;16;2)" office:value-type="string" office:string-value="0x05" calcext:value-type="string">
            <text:p>0x05</text:p>
          </table:table-cell>
          <table:covered-table-cell table:number-columns-repeated="8"/>
          <table:table-cell table:style-name="ce91" table:formula="of:=&quot;0x&quot;&amp;BASE(ROW( )-4;16;2)" office:value-type="string" office:string-value="0x05" calcext:value-type="string">
            <text:p>0x05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6" calcext:value-type="string">
            <text:p>0x06</text:p>
          </table:table-cell>
          <table:covered-table-cell table:number-columns-repeated="8"/>
          <table:table-cell table:style-name="ce91" table:formula="of:=&quot;0x&quot;&amp;BASE(ROW( )-4;16;2)" office:value-type="string" office:string-value="0x06" calcext:value-type="string">
            <text:p>0x06</text:p>
          </table:table-cell>
          <table:covered-table-cell table:number-columns-repeated="6"/>
          <table:table-cell office:value-type="string" calcext:value-type="string" table:number-columns-spanned="1" table:number-rows-spanned="6">
            <text:p>Playfield</text:p>
            <text:p>Color</text:p>
          </table:table-cell>
          <table:covered-table-cell/>
          <table:table-cell table:style-name="ce91" table:formula="of:=&quot;0x&quot;&amp;BASE(ROW( )-4;16;2)" office:value-type="string" office:string-value="0x06" calcext:value-type="string">
            <text:p>0x06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7" calcext:value-type="string">
            <text:p>0x07</text:p>
          </table:table-cell>
          <table:covered-table-cell table:number-columns-repeated="8"/>
          <table:table-cell table:style-name="ce91" table:formula="of:=&quot;0x&quot;&amp;BASE(ROW( )-4;16;2)" office:value-type="string" office:string-value="0x07" calcext:value-type="string">
            <text:p>0x07</text:p>
          </table:table-cell>
          <table:covered-table-cell table:number-columns-repeated="8"/>
          <table:table-cell table:style-name="ce91" table:formula="of:=&quot;0x&quot;&amp;BASE(ROW( )-4;16;2)" office:value-type="string" office:string-value="0x07" calcext:value-type="string">
            <text:p>0x07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8" calcext:value-type="string">
            <text:p>0x08</text:p>
          </table:table-cell>
          <table:covered-table-cell table:number-columns-repeated="8"/>
          <table:table-cell table:style-name="ce91" table:formula="of:=&quot;0x&quot;&amp;BASE(ROW( )-4;16;2)" office:value-type="string" office:string-value="0x08" calcext:value-type="string">
            <text:p>0x08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0</text:p>
            <text:p>Position</text:p>
          </table:table-cell>
          <table:table-cell office:value-type="string" calcext:value-type="string" table:number-columns-spanned="1" table:number-rows-spanned="8">
            <text:p>Sprite 2</text:p>
            <text:p>Position</text:p>
          </table:table-cell>
          <table:table-cell office:value-type="string" calcext:value-type="string" table:number-columns-spanned="1" table:number-rows-spanned="8">
            <text:p>Sprite 4</text:p>
            <text:p>Position</text:p>
          </table:table-cell>
          <table:table-cell office:value-type="string" calcext:value-type="string" table:number-columns-spanned="1" table:number-rows-spanned="8">
            <text:p>Sprite 6</text:p>
            <text:p>Position</text:p>
          </table:table-cell>
          <table:covered-table-cell table:number-columns-repeated="2"/>
          <table:table-cell table:style-name="ce91" table:formula="of:=&quot;0x&quot;&amp;BASE(ROW( )-4;16;2)" office:value-type="string" office:string-value="0x08" calcext:value-type="string">
            <text:p>0x08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9" calcext:value-type="string">
            <text:p>0x09</text:p>
          </table:table-cell>
          <table:covered-table-cell table:number-columns-repeated="8"/>
          <table:table-cell table:style-name="ce91" table:formula="of:=&quot;0x&quot;&amp;BASE(ROW( )-4;16;2)" office:value-type="string" office:string-value="0x09" calcext:value-type="string">
            <text:p>0x09</text:p>
          </table:table-cell>
          <table:covered-table-cell table:number-columns-repeated="8"/>
          <table:table-cell table:style-name="ce91" table:formula="of:=&quot;0x&quot;&amp;BASE(ROW( )-4;16;2)" office:value-type="string" office:string-value="0x09" calcext:value-type="string">
            <text:p>0x09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A" calcext:value-type="string">
            <text:p>0x0A</text:p>
          </table:table-cell>
          <table:covered-table-cell table:number-columns-repeated="8"/>
          <table:table-cell table:style-name="ce91" table:formula="of:=&quot;0x&quot;&amp;BASE(ROW( )-4;16;2)" office:value-type="string" office:string-value="0x0A" calcext:value-type="string">
            <text:p>0x0A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5</text:p>
            <text:p>Color</text:p>
          </table:table-cell>
          <table:table-cell table:style-name="ce91" table:formula="of:=&quot;0x&quot;&amp;BASE(ROW( )-4;16;2)" office:value-type="string" office:string-value="0x0A" calcext:value-type="string">
            <text:p>0x0A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B" calcext:value-type="string">
            <text:p>0x0B</text:p>
          </table:table-cell>
          <table:covered-table-cell table:number-columns-repeated="8"/>
          <table:table-cell table:style-name="ce91" table:formula="of:=&quot;0x&quot;&amp;BASE(ROW( )-4;16;2)" office:value-type="string" office:string-value="0x0B" calcext:value-type="string">
            <text:p>0x0B</text:p>
          </table:table-cell>
          <table:covered-table-cell table:number-columns-repeated="8"/>
          <table:table-cell table:style-name="ce91" table:formula="of:=&quot;0x&quot;&amp;BASE(ROW( )-4;16;2)" office:value-type="string" office:string-value="0x0B" calcext:value-type="string">
            <text:p>0x0B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C" calcext:value-type="string">
            <text:p>0x0C</text:p>
          </table:table-cell>
          <table:covered-table-cell table:number-columns-repeated="8"/>
          <table:table-cell table:style-name="ce91" table:formula="of:=&quot;0x&quot;&amp;BASE(ROW( )-4;16;2)" office:value-type="string" office:string-value="0x0C" calcext:value-type="string">
            <text:p>0x0C</text:p>
          </table:table-cell>
          <table:covered-table-cell table:number-columns-repeated="6"/>
          <table:table-cell office:value-type="string" calcext:value-type="string" table:number-columns-spanned="1" table:number-rows-spanned="6">
            <text:p>Sprite 0</text:p>
            <text:p>Color</text:p>
          </table:table-cell>
          <table:covered-table-cell/>
          <table:table-cell table:style-name="ce91" table:formula="of:=&quot;0x&quot;&amp;BASE(ROW( )-4;16;2)" office:value-type="string" office:string-value="0x0C" calcext:value-type="string">
            <text:p>0x0C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D" calcext:value-type="string">
            <text:p>0x0D</text:p>
          </table:table-cell>
          <table:covered-table-cell table:number-columns-repeated="8"/>
          <table:table-cell table:style-name="ce91" table:formula="of:=&quot;0x&quot;&amp;BASE(ROW( )-4;16;2)" office:value-type="string" office:string-value="0x0D" calcext:value-type="string">
            <text:p>0x0D</text:p>
          </table:table-cell>
          <table:covered-table-cell table:number-columns-repeated="8"/>
          <table:table-cell table:style-name="ce91" table:formula="of:=&quot;0x&quot;&amp;BASE(ROW( )-4;16;2)" office:value-type="string" office:string-value="0x0D" calcext:value-type="string">
            <text:p>0x0D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E" calcext:value-type="string">
            <text:p>0x0E</text:p>
          </table:table-cell>
          <table:covered-table-cell table:number-columns-repeated="8"/>
          <table:table-cell table:style-name="ce91" table:formula="of:=&quot;0x&quot;&amp;BASE(ROW( )-4;16;2)" office:value-type="string" office:string-value="0x0E" calcext:value-type="string">
            <text:p>0x0E</text:p>
          </table:table-cell>
          <table:covered-table-cell table:number-columns-repeated="8"/>
          <table:table-cell table:style-name="ce91" table:formula="of:=&quot;0x&quot;&amp;BASE(ROW( )-4;16;2)" office:value-type="string" office:string-value="0x0E" calcext:value-type="string">
            <text:p>0x0E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0F" calcext:value-type="string">
            <text:p>0x0F</text:p>
          </table:table-cell>
          <table:covered-table-cell table:number-columns-repeated="8"/>
          <table:table-cell table:style-name="ce91" table:formula="of:=&quot;0x&quot;&amp;BASE(ROW( )-4;16;2)" office:value-type="string" office:string-value="0x0F" calcext:value-type="string">
            <text:p>0x0F</text:p>
          </table:table-cell>
          <table:covered-table-cell table:number-columns-repeated="8"/>
          <table:table-cell table:style-name="ce91" table:formula="of:=&quot;0x&quot;&amp;BASE(ROW( )-4;16;2)" office:value-type="string" office:string-value="0x0F" calcext:value-type="string">
            <text:p>0x0F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0" calcext:value-type="string">
            <text:p>0x10</text:p>
          </table:table-cell>
          <table:table-cell office:value-type="string" calcext:value-type="string" table:number-columns-spanned="1" table:number-rows-spanned="3">
            <text:p>Palette0[2:0]</text:p>
          </table:table-cell>
          <table:table-cell office:value-type="string" calcext:value-type="string" table:number-columns-spanned="1" table:number-rows-spanned="3">
            <text:p>Palette2[2:0]</text:p>
          </table:table-cell>
          <table:table-cell office:value-type="string" calcext:value-type="string" table:number-columns-spanned="1" table:number-rows-spanned="3">
            <text:p>Palette4[2:0]</text:p>
          </table:table-cell>
          <table:table-cell office:value-type="string" calcext:value-type="string" table:number-columns-spanned="1" table:number-rows-spanned="3">
            <text:p>Palette6[2:0]</text:p>
          </table:table-cell>
          <table:table-cell office:value-type="string" calcext:value-type="string" table:number-columns-spanned="1" table:number-rows-spanned="8">
            <text:p>Sprite0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1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2</text:p>
            <text:p>Bitmap</text:p>
            <text:p>Graphic</text:p>
          </table:table-cell>
          <table:table-cell office:value-type="string" calcext:value-type="string" table:number-columns-spanned="1" table:number-rows-spanned="8">
            <text:p>Sprite3</text:p>
            <text:p>Bitmap</text:p>
            <text:p>Graphic</text:p>
          </table:table-cell>
          <table:table-cell table:style-name="ce91" table:formula="of:=&quot;0x&quot;&amp;BASE(ROW( )-4;16;2)" office:value-type="string" office:string-value="0x10" calcext:value-type="string">
            <text:p>0x10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1</text:p>
            <text:p>Graphic</text:p>
          </table:table-cell>
          <table:table-cell office:value-type="string" calcext:value-type="string" table:number-columns-spanned="1" table:number-rows-spanned="8">
            <text:p>Sprite 3</text:p>
            <text:p>Graphic</text:p>
          </table:table-cell>
          <table:table-cell office:value-type="string" calcext:value-type="string" table:number-columns-spanned="1" table:number-rows-spanned="8">
            <text:p>Sprite 5</text:p>
            <text:p>Graphic</text:p>
          </table:table-cell>
          <table:table-cell office:value-type="string" calcext:value-type="string" table:number-columns-spanned="1" table:number-rows-spanned="8">
            <text:p>Sprite 7</text:p>
            <text:p>Graphic</text:p>
          </table:table-cell>
          <table:covered-table-cell/>
          <table:table-cell office:value-type="string" calcext:value-type="string" table:number-columns-spanned="1" table:number-rows-spanned="6">
            <text:p>Sprite 6</text:p>
            <text:p>Color</text:p>
          </table:table-cell>
          <table:table-cell table:style-name="ce91" table:formula="of:=&quot;0x&quot;&amp;BASE(ROW( )-4;16;2)" office:value-type="string" office:string-value="0x10" calcext:value-type="string">
            <text:p>0x10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1" calcext:value-type="string">
            <text:p>0x11</text:p>
          </table:table-cell>
          <table:covered-table-cell table:number-columns-repeated="8"/>
          <table:table-cell table:style-name="ce91" table:formula="of:=&quot;0x&quot;&amp;BASE(ROW( )-4;16;2)" office:value-type="string" office:string-value="0x11" calcext:value-type="string">
            <text:p>0x11</text:p>
          </table:table-cell>
          <table:covered-table-cell table:number-columns-repeated="8"/>
          <table:table-cell table:style-name="ce91" table:formula="of:=&quot;0x&quot;&amp;BASE(ROW( )-4;16;2)" office:value-type="string" office:string-value="0x11" calcext:value-type="string">
            <text:p>0x11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2" calcext:value-type="string">
            <text:p>0x12</text:p>
          </table:table-cell>
          <table:covered-table-cell table:number-columns-repeated="8"/>
          <table:table-cell table:style-name="ce91" table:formula="of:=&quot;0x&quot;&amp;BASE(ROW( )-4;16;2)" office:value-type="string" office:string-value="0x12" calcext:value-type="string">
            <text:p>0x12</text:p>
          </table:table-cell>
          <table:covered-table-cell table:number-columns-repeated="6"/>
          <table:table-cell office:value-type="string" calcext:value-type="string" table:number-columns-spanned="1" table:number-rows-spanned="6">
            <text:p>Sprite 1</text:p>
            <text:p>Color</text:p>
          </table:table-cell>
          <table:covered-table-cell/>
          <table:table-cell table:style-name="ce91" table:formula="of:=&quot;0x&quot;&amp;BASE(ROW( )-4;16;2)" office:value-type="string" office:string-value="0x12" calcext:value-type="string">
            <text:p>0x12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3" calcext:value-type="string">
            <text:p>0x13</text:p>
          </table:table-cell>
          <table:table-cell office:value-type="string" calcext:value-type="string" table:number-columns-spanned="1" table:number-rows-spanned="3">
            <text:p>Palette1[2:0]</text:p>
          </table:table-cell>
          <table:table-cell office:value-type="string" calcext:value-type="string" table:number-columns-spanned="1" table:number-rows-spanned="3">
            <text:p>Palette3[2:0]</text:p>
          </table:table-cell>
          <table:table-cell office:value-type="string" calcext:value-type="string" table:number-columns-spanned="1" table:number-rows-spanned="3">
            <text:p>Palette5[2:0]</text:p>
          </table:table-cell>
          <table:table-cell office:value-type="string" calcext:value-type="string" table:number-columns-spanned="1" table:number-rows-spanned="3">
            <text:p>Palette7[2:0]</text:p>
          </table:table-cell>
          <table:covered-table-cell table:number-columns-repeated="4"/>
          <table:table-cell table:style-name="ce91" table:formula="of:=&quot;0x&quot;&amp;BASE(ROW( )-4;16;2)" office:value-type="string" office:string-value="0x13" calcext:value-type="string">
            <text:p>0x13</text:p>
          </table:table-cell>
          <table:covered-table-cell table:number-columns-repeated="8"/>
          <table:table-cell table:style-name="ce91" table:formula="of:=&quot;0x&quot;&amp;BASE(ROW( )-4;16;2)" office:value-type="string" office:string-value="0x13" calcext:value-type="string">
            <text:p>0x13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4" calcext:value-type="string">
            <text:p>0x14</text:p>
          </table:table-cell>
          <table:covered-table-cell office:value-type="string" calcext:value-type="string">
            <text:p>Green[0] for 1</text:p>
          </table:covered-table-cell>
          <table:covered-table-cell/>
          <table:covered-table-cell office:value-type="string" calcext:value-type="string">
            <text:p>Green[0] for 1</text:p>
          </table:covered-table-cell>
          <table:covered-table-cell table:number-columns-repeated="5"/>
          <table:table-cell table:style-name="ce91" table:formula="of:=&quot;0x&quot;&amp;BASE(ROW( )-4;16;2)" office:value-type="string" office:string-value="0x14" calcext:value-type="string">
            <text:p>0x14</text:p>
          </table:table-cell>
          <table:covered-table-cell table:number-columns-repeated="8"/>
          <table:table-cell table:style-name="ce91" table:formula="of:=&quot;0x&quot;&amp;BASE(ROW( )-4;16;2)" office:value-type="string" office:string-value="0x14" calcext:value-type="string">
            <text:p>0x14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5" calcext:value-type="string">
            <text:p>0x15</text:p>
          </table:table-cell>
          <table:covered-table-cell office:value-type="string" calcext:value-type="string">
            <text:p>Red for 1</text:p>
          </table:covered-table-cell>
          <table:covered-table-cell/>
          <table:covered-table-cell office:value-type="string" calcext:value-type="string">
            <text:p>Red for 1</text:p>
          </table:covered-table-cell>
          <table:covered-table-cell table:number-columns-repeated="5"/>
          <table:table-cell table:style-name="ce91" table:formula="of:=&quot;0x&quot;&amp;BASE(ROW( )-4;16;2)" office:value-type="string" office:string-value="0x15" calcext:value-type="string">
            <text:p>0x15</text:p>
          </table:table-cell>
          <table:covered-table-cell table:number-columns-repeated="8"/>
          <table:table-cell table:style-name="ce91" table:formula="of:=&quot;0x&quot;&amp;BASE(ROW( )-4;16;2)" office:value-type="string" office:string-value="0x15" calcext:value-type="string">
            <text:p>0x15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6" calcext:value-type="string">
            <text:p>0x16</text:p>
          </table:table-cell>
          <table:table-cell office:value-type="string" calcext:value-type="string">
            <text:p>Reset</text:p>
          </table:table-cell>
          <table:table-cell office:value-type="string" calcext:value-type="string" table:number-columns-spanned="1" table:number-rows-spanned="10">
            <text:p>Vertical</text:p>
            <text:p>Timer</text:p>
            <text:p>[9:0]</text:p>
          </table:table-cell>
          <table:table-cell office:value-type="string" calcext:value-type="string" table:number-columns-spanned="1" table:number-rows-spanned="2">
            <text:p>Palette0[4:3]</text:p>
          </table:table-cell>
          <table:table-cell office:value-type="string" calcext:value-type="string" table:number-columns-spanned="1" table:number-rows-spanned="2">
            <text:p>Palette4[4:3]</text:p>
          </table:table-cell>
          <table:covered-table-cell table:number-columns-repeated="4"/>
          <table:table-cell table:style-name="ce91" table:formula="of:=&quot;0x&quot;&amp;BASE(ROW( )-4;16;2)" office:value-type="string" office:string-value="0x16" calcext:value-type="string">
            <text:p>0x16</text:p>
          </table:table-cell>
          <table:covered-table-cell table:number-columns-repeated="7"/>
          <table:table-cell office:value-type="string" calcext:value-type="string" table:number-columns-spanned="1" table:number-rows-spanned="6">
            <text:p>Sprite 7</text:p>
            <text:p>Color</text:p>
          </table:table-cell>
          <table:table-cell table:style-name="ce91" table:formula="of:=&quot;0x&quot;&amp;BASE(ROW( )-4;16;2)" office:value-type="string" office:string-value="0x16" calcext:value-type="string">
            <text:p>0x16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7" calcext:value-type="string">
            <text:p>0x17</text:p>
          </table:table-cell>
          <table:table-cell office:value-type="string" calcext:value-type="string">
            <text:p>Mode[0]</text:p>
          </table:table-cell>
          <table:covered-table-cell table:number-columns-repeated="7"/>
          <table:table-cell table:style-name="ce91" table:formula="of:=&quot;0x&quot;&amp;BASE(ROW( )-4;16;2)" office:value-type="string" office:string-value="0x17" calcext:value-type="string">
            <text:p>0x17</text:p>
          </table:table-cell>
          <table:covered-table-cell table:number-columns-repeated="8"/>
          <table:table-cell table:style-name="ce91" table:formula="of:=&quot;0x&quot;&amp;BASE(ROW( )-4;16;2)" office:value-type="string" office:string-value="0x17" calcext:value-type="string">
            <text:p>0x17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8" calcext:value-type="string">
            <text:p>0x18</text:p>
          </table:table-cell>
          <table:table-cell office:value-type="string" calcext:value-type="string" table:number-columns-spanned="1" table:number-rows-spanned="8">
            <text:p>Horizontal</text:p>
            <text:p>Timer</text:p>
            <text:p>[7:0]</text:p>
          </table:table-cell>
          <table:covered-table-cell/>
          <table:table-cell office:value-type="string" calcext:value-type="string" table:number-columns-spanned="1" table:number-rows-spanned="2">
            <text:p>Palette1[4:3]</text:p>
          </table:table-cell>
          <table:table-cell office:value-type="string" calcext:value-type="string" table:number-columns-spanned="1" table:number-rows-spanned="2">
            <text:p>Palette5[4:3]</text:p>
          </table:table-cell>
          <table:table-cell office:value-type="string" calcext:value-type="string" table:number-columns-spanned="1" table:number-rows-spanned="8">
            <text:p>Sprite0</text:p>
            <text:p>Coodinate</text:p>
          </table:table-cell>
          <table:table-cell office:value-type="string" calcext:value-type="string" table:number-columns-spanned="1" table:number-rows-spanned="8">
            <text:p>Sprite1</text:p>
            <text:p>Coodinate</text:p>
          </table:table-cell>
          <table:table-cell office:value-type="string" calcext:value-type="string" table:number-columns-spanned="1" table:number-rows-spanned="8">
            <text:p>Sprite2</text:p>
            <text:p>Coodinate</text:p>
          </table:table-cell>
          <table:table-cell office:value-type="string" calcext:value-type="string" table:number-columns-spanned="1" table:number-rows-spanned="8">
            <text:p>Sprite3</text:p>
            <text:p>Coodinate</text:p>
          </table:table-cell>
          <table:table-cell table:style-name="ce91" table:formula="of:=&quot;0x&quot;&amp;BASE(ROW( )-4;16;2)" office:value-type="string" office:string-value="0x18" calcext:value-type="string">
            <text:p>0x18</text:p>
          </table:table-cell>
          <table:covered-table-cell table:number-columns-repeated="2"/>
          <table:table-cell office:value-type="string" calcext:value-type="string" table:number-columns-spanned="1" table:number-rows-spanned="8">
            <text:p>Sprite 1</text:p>
            <text:p>Position</text:p>
          </table:table-cell>
          <table:table-cell office:value-type="string" calcext:value-type="string" table:number-columns-spanned="1" table:number-rows-spanned="8">
            <text:p>Sprite 3</text:p>
            <text:p>Position</text:p>
          </table:table-cell>
          <table:table-cell office:value-type="string" calcext:value-type="string" table:number-columns-spanned="1" table:number-rows-spanned="8">
            <text:p>Sprite 5</text:p>
            <text:p>Position</text:p>
          </table:table-cell>
          <table:table-cell office:value-type="string" calcext:value-type="string" table:number-columns-spanned="1" table:number-rows-spanned="8">
            <text:p>Sprite 7</text:p>
            <text:p>Position</text:p>
          </table:table-cell>
          <table:table-cell office:value-type="string" calcext:value-type="string" table:number-columns-spanned="1" table:number-rows-spanned="6">
            <text:p>Sprite 2</text:p>
            <text:p>Color</text:p>
          </table:table-cell>
          <table:covered-table-cell/>
          <table:table-cell table:style-name="ce91" table:formula="of:=&quot;0x&quot;&amp;BASE(ROW( )-4;16;2)" office:value-type="string" office:string-value="0x18" calcext:value-type="string">
            <text:p>0x18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9" calcext:value-type="string">
            <text:p>0x19</text:p>
          </table:table-cell>
          <table:covered-table-cell table:number-columns-repeated="8"/>
          <table:table-cell table:style-name="ce91" table:formula="of:=&quot;0x&quot;&amp;BASE(ROW( )-4;16;2)" office:value-type="string" office:string-value="0x19" calcext:value-type="string">
            <text:p>0x19</text:p>
          </table:table-cell>
          <table:covered-table-cell table:number-columns-repeated="8"/>
          <table:table-cell table:style-name="ce91" table:formula="of:=&quot;0x&quot;&amp;BASE(ROW( )-4;16;2)" office:value-type="string" office:string-value="0x19" calcext:value-type="string">
            <text:p>0x19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A" calcext:value-type="string">
            <text:p>0x1A</text:p>
          </table:table-cell>
          <table:covered-table-cell table:number-columns-repeated="2"/>
          <table:table-cell office:value-type="string" calcext:value-type="string" table:number-columns-spanned="1" table:number-rows-spanned="2">
            <text:p>Palette2[4:3]</text:p>
          </table:table-cell>
          <table:table-cell office:value-type="string" calcext:value-type="string" table:number-columns-spanned="1" table:number-rows-spanned="2">
            <text:p>Palette6[4:3]</text:p>
          </table:table-cell>
          <table:covered-table-cell table:number-columns-repeated="4"/>
          <table:table-cell table:style-name="ce91" table:formula="of:=&quot;0x&quot;&amp;BASE(ROW( )-4;16;2)" office:value-type="string" office:string-value="0x1A" calcext:value-type="string">
            <text:p>0x1A</text:p>
          </table:table-cell>
          <table:covered-table-cell table:number-columns-repeated="8"/>
          <table:table-cell table:style-name="ce91" table:formula="of:=&quot;0x&quot;&amp;BASE(ROW( )-4;16;2)" office:value-type="string" office:string-value="0x1A" calcext:value-type="string">
            <text:p>0x1A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B" calcext:value-type="string">
            <text:p>0x1B</text:p>
          </table:table-cell>
          <table:covered-table-cell table:number-columns-repeated="8"/>
          <table:table-cell table:style-name="ce91" table:formula="of:=&quot;0x&quot;&amp;BASE(ROW( )-4;16;2)" office:value-type="string" office:string-value="0x1B" calcext:value-type="string">
            <text:p>0x1B</text:p>
          </table:table-cell>
          <table:covered-table-cell table:number-columns-repeated="8"/>
          <table:table-cell table:style-name="ce91" table:formula="of:=&quot;0x&quot;&amp;BASE(ROW( )-4;16;2)" office:value-type="string" office:string-value="0x1B" calcext:value-type="string">
            <text:p>0x1B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C" calcext:value-type="string">
            <text:p>0x1C</text:p>
          </table:table-cell>
          <table:covered-table-cell table:number-columns-repeated="2"/>
          <table:table-cell office:value-type="string" calcext:value-type="string" table:number-columns-spanned="1" table:number-rows-spanned="2">
            <text:p>Palette3[4:3]</text:p>
          </table:table-cell>
          <table:table-cell office:value-type="string" calcext:value-type="string" table:number-columns-spanned="1" table:number-rows-spanned="2">
            <text:p>Palette7[4:3]</text:p>
          </table:table-cell>
          <table:covered-table-cell table:number-columns-repeated="4"/>
          <table:table-cell table:style-name="ce91" table:formula="of:=&quot;0x&quot;&amp;BASE(ROW( )-4;16;2)" office:value-type="string" office:string-value="0x1C" calcext:value-type="string">
            <text:p>0x1C</text:p>
          </table:table-cell>
          <table:covered-table-cell table:number-columns-repeated="7"/>
          <table:table-cell office:value-type="string" calcext:value-type="string" table:number-columns-spanned="1" table:number-rows-spanned="2">
            <text:p>Playfield</text:p>
            <text:p>Mode</text:p>
          </table:table-cell>
          <table:table-cell table:style-name="ce91" table:formula="of:=&quot;0x&quot;&amp;BASE(ROW( )-4;16;2)" office:value-type="string" office:string-value="0x1C" calcext:value-type="string">
            <text:p>0x1C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D" calcext:value-type="string">
            <text:p>0x1D</text:p>
          </table:table-cell>
          <table:covered-table-cell table:number-columns-repeated="8"/>
          <table:table-cell table:style-name="ce91" table:formula="of:=&quot;0x&quot;&amp;BASE(ROW( )-4;16;2)" office:value-type="string" office:string-value="0x1D" calcext:value-type="string">
            <text:p>0x1D</text:p>
          </table:table-cell>
          <table:covered-table-cell table:number-columns-repeated="8"/>
          <table:table-cell table:style-name="ce91" table:formula="of:=&quot;0x&quot;&amp;BASE(ROW( )-4;16;2)" office:value-type="string" office:string-value="0x1D" calcext:value-type="string">
            <text:p>0x1D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E" calcext:value-type="string">
            <text:p>0x1E</text:p>
          </table:table-cell>
          <table:covered-table-cell table:style-name="ce92"/>
          <table:covered-table-cell/>
          <table:table-cell office:value-type="string" calcext:value-type="string">
            <text:p>Mode[1]</text:p>
          </table:table-cell>
          <table:table-cell office:value-type="string" calcext:value-type="string" table:number-columns-spanned="1" table:number-rows-spanned="2">
            <text:p>SpriteColor</text:p>
            <text:p>[2:1]</text:p>
          </table:table-cell>
          <table:covered-table-cell table:number-columns-repeated="4"/>
          <table:table-cell table:style-name="ce91" table:formula="of:=&quot;0x&quot;&amp;BASE(ROW( )-4;16;2)" office:value-type="string" office:string-value="0x1E" calcext:value-type="string">
            <text:p>0x1E</text:p>
          </table:table-cell>
          <table:covered-table-cell table:number-columns-repeated="6"/>
          <table:table-cell office:value-type="string" calcext:value-type="string" table:number-columns-spanned="1" table:number-rows-spanned="2">
            <text:p><text:span text:style-name="T1">Sprite 3</text:span></text:p>
            <text:p><text:span text:style-name="T1">Color</text:span></text:p>
          </table:table-cell>
          <table:table-cell office:value-type="string" calcext:value-type="string">
            <text:p>Spr.Mode</text:p>
          </table:table-cell>
          <table:table-cell table:style-name="ce91" table:formula="of:=&quot;0x&quot;&amp;BASE(ROW( )-4;16;2)" office:value-type="string" office:string-value="0x1E" calcext:value-type="string">
            <text:p>0x1E</text:p>
          </table:table-cell>
          <table:table-cell table:number-columns-repeated="1004"/>
        </table:table-row>
        <table:table-row table:style-name="ro1">
          <table:table-cell/>
          <table:table-cell table:style-name="ce91" table:formula="of:=&quot;0x&quot;&amp;BASE(ROW( )-4;16;2)" office:value-type="string" office:string-value="0x1F" calcext:value-type="string">
            <text:p>0x1F</text:p>
          </table:table-cell>
          <table:covered-table-cell table:style-name="ce92"/>
          <table:covered-table-cell/>
          <table:table-cell office:value-type="string" calcext:value-type="string">
            <text:p>SpriteColor[0]</text:p>
          </table:table-cell>
          <table:covered-table-cell table:number-columns-repeated="5"/>
          <table:table-cell table:style-name="ce91" table:formula="of:=&quot;0x&quot;&amp;BASE(ROW( )-4;16;2)" office:value-type="string" office:string-value="0x1F" calcext:value-type="string">
            <text:p>0x1F</text:p>
          </table:table-cell>
          <table:covered-table-cell table:number-columns-repeated="7"/>
          <table:table-cell office:value-type="string" calcext:value-type="string">
            <text:p><text:span text:style-name="T2">NTSC</text:span>/PAL</text:p>
          </table:table-cell>
          <table:table-cell table:style-name="ce91" table:formula="of:=&quot;0x&quot;&amp;BASE(ROW( )-4;16;2)" office:value-type="string" office:string-value="0x1F" calcext:value-type="string">
            <text:p>0x1F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mode" table:style-name="ta1">
        <table:table-column table:style-name="co1" table:default-cell-style-name="Default"/>
        <table:table-column table:style-name="co14" table:number-columns-repeated="64" table:default-cell-style-name="Default"/>
        <table:table-row table:style-name="ro3">
          <table:table-cell table:number-columns-repeated="65"/>
        </table:table-row>
        <table:table-row table:style-name="ro3">
          <table:table-cell/>
          <table:table-cell office:value-type="string" calcext:value-type="string">
            <text:p>Type 1</text:p>
          </table:table-cell>
          <table:table-cell table:number-columns-repeated="63"/>
        </table:table-row>
        <table:table-row table:style-name="ro3">
          <table:table-cell/>
          <table:table-cell office:value-type="string" calcext:value-type="string">
            <text:p>Given playfield data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2"/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32"/>
        </table:table-row>
        <table:table-row table:style-name="ro3">
          <table:table-cell/>
          <table:table-cell office:value-type="string" calcext:value-type="string">
            <text:p>Playfield mode 0 (Centerized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number-columns-repeated="17"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16"/>
        </table:table-row>
        <table:table-row table:style-name="ro3">
          <table:table-cell/>
          <table:table-cell office:value-type="string" calcext:value-type="string">
            <text:p>Playfield mode 1 (Stretched (Double Width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16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  <table:table-cell table:number-columns-repeated="4"/>
          <table:table-cell table:style-name="ce65" table:number-columns-repeated="4"/>
          <table:table-cell table:number-columns-repeated="8"/>
          <table:table-cell table:style-name="ce65" table:number-columns-repeated="8"/>
        </table:table-row>
        <table:table-row table:style-name="ro3">
          <table:table-cell/>
          <table:table-cell office:value-type="string" calcext:value-type="string">
            <text:p>Playfield mode 2 (Repeated (Twice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12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4"/>
        </table:table-row>
        <table:table-row table:style-name="ro3">
          <table:table-cell/>
          <table:table-cell office:value-type="string" calcext:value-type="string">
            <text:p>Playfield mode 3 (Mirrored (Ping-pong))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65" table:number-columns-repeated="8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8"/>
          <table:table-cell table:number-columns-repeated="4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2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 table:number-columns-repeated="8"/>
        </table:table-row>
        <table:table-row table:style-name="ro3">
          <table:table-cell table:number-columns-repeated="65"/>
        </table:table-row>
        <table:table-row table:style-name="ro3">
          <table:table-cell/>
          <table:table-cell office:value-type="string" calcext:value-type="string">
            <text:p>Given sprite data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3">
          <table:table-cell/>
          <table:table-cell table:style-name="ce65" table:number-columns-repeated="3"/>
          <table:table-cell/>
          <table:table-cell table:style-name="ce65"/>
          <table:table-cell table:number-columns-repeated="2"/>
          <table:table-cell table:style-name="ce6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Sprite mode 0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3">
          <table:table-cell/>
          <table:table-cell table:style-name="ce65" table:number-columns-repeated="3"/>
          <table:table-cell/>
          <table:table-cell table:style-name="ce65"/>
          <table:table-cell table:number-columns-repeated="2"/>
          <table:table-cell table:style-name="ce6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Sprite mode 1</text:p>
          </table:table-cell>
          <table:table-cell table:number-columns-repeated="6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8"/>
        </table:table-row>
        <table:table-row table:style-name="ro3">
          <table:table-cell/>
          <table:table-cell table:style-name="ce65" table:number-columns-repeated="6"/>
          <table:table-cell table:number-columns-repeated="2"/>
          <table:table-cell table:style-name="ce65" table:number-columns-repeated="2"/>
          <table:table-cell table:number-columns-repeated="4"/>
          <table:table-cell table:style-name="ce65" table:number-columns-repeated="2"/>
          <table:table-cell table:number-columns-repeated="48"/>
        </table:table-row>
        <table:table-row table:style-name="ro3" table:number-rows-repeated="1048548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Interruption timing" table:style-name="ta1">
        <table:table-column table:style-name="co1" table:number-columns-repeated="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pe 1</text:p>
          </table:table-cell>
          <table:table-cell table:number-columns-repeated="5"/>
        </table:table-row>
        <table:table-row table:style-name="ro1">
          <table:table-cell/>
          <table:table-cell table:style-name="ce158" office:value-type="string" calcext:value-type="string">
            <text:p>0,0</text:p>
          </table:table-cell>
          <table:table-cell table:style-name="ce161" table:number-columns-repeated="4"/>
          <table:table-cell table:style-name="ce164" office:value-type="string" calcext:value-type="string">
            <text:p>341,0</text:p>
          </table:table-cell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V blank</text:p>
          </table:table-cell>
          <table:table-cell table:style-name="ce162" table:number-columns-repeated="3"/>
          <table:table-cell table:style-name="ce165"/>
        </table:table-row>
        <table:table-row table:style-name="ro1">
          <table:table-cell/>
          <table:table-cell table:style-name="ce160" office:value-type="string" calcext:value-type="string">
            <text:p>0,19</text:p>
          </table:table-cell>
          <table:table-cell table:style-name="ce163" table:number-columns-repeated="2"/>
          <table:table-cell table:style-name="ce163" office:value-type="string" calcext:value-type="string">
            <text:p>Interruption raised at 86,19</text:p>
          </table:table-cell>
          <table:table-cell table:style-name="ce163"/>
          <table:table-cell table:style-name="ce166" office:value-type="string" calcext:value-type="string">
            <text:p>341,19</text:p>
          </table:table-cell>
        </table:table-row>
        <table:table-row table:style-name="ro1">
          <table:table-cell/>
          <table:table-cell table:style-name="ce158" office:value-type="string" calcext:value-type="string">
            <text:p>0,20</text:p>
          </table:table-cell>
          <table:table-cell table:style-name="ce161"/>
          <table:table-cell table:style-name="ce164" office:value-type="string" calcext:value-type="string">
            <text:p>85,20</text:p>
          </table:table-cell>
          <table:table-cell table:style-name="ce158" office:value-type="string" calcext:value-type="string">
            <text:p>86,20</text:p>
          </table:table-cell>
          <table:table-cell table:style-name="ce161"/>
          <table:table-cell table:style-name="ce164" office:value-type="string" calcext:value-type="string">
            <text:p>341,19</text:p>
          </table:table-cell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H blank</text:p>
          </table:table-cell>
          <table:table-cell table:style-name="ce165"/>
          <table:table-cell table:style-name="ce159"/>
          <table:table-cell table:style-name="ce162" office:value-type="string" calcext:value-type="string">
            <text:p>Active display</text:p>
          </table:table-cell>
          <table:table-cell table:style-name="ce165"/>
        </table:table-row>
        <table:table-row table:style-name="ro1">
          <table:table-cell/>
          <table:table-cell table:style-name="ce160" office:value-type="string" calcext:value-type="string">
            <text:p>0,261</text:p>
          </table:table-cell>
          <table:table-cell table:style-name="ce163"/>
          <table:table-cell table:style-name="ce166" office:value-type="string" calcext:value-type="string">
            <text:p>85,261</text:p>
          </table:table-cell>
          <table:table-cell table:style-name="ce160" office:value-type="string" calcext:value-type="string">
            <text:p>86,261</text:p>
          </table:table-cell>
          <table:table-cell table:style-name="ce163"/>
          <table:table-cell table:style-name="ce166" office:value-type="string" calcext:value-type="string">
            <text:p>341,2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te: When interruption raised, CPU should be in sleep stat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0">
      <number:number number:decimal-places="5" number:min-decimal-places="5" number:min-integer-digits="1"/>
      <number:text>%</number:text>
    </number:percentag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1" number:min-decimal-places="1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fraction number:min-numerator-digits="3" loext:max-numerator-digits="3" number:min-denominator-digits="3" number:max-denominator-value="999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 number:title="ユーザー定義">
      <number:number number:decimal-places="14" number:min-decimal-places="14" number:min-integer-digits="1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fraction number:min-integer-digits="1" number:min-numerator-digits="1" loext:max-numerator-digits="1" number:min-denominator-digits="1" number:max-denominator-value="9"/>
    </number:number-style>
    <number:number-style style:name="N135">
      <number:fraction number:min-integer-digits="0" number:grouping="true" number:min-numerator-digits="3" loext:max-numerator-digits="3" number:min-denominator-digits="3" number:max-denominator-value="999"/>
    </number:number-style>
    <number:number-style style:name="N10111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="Consolas" fo:font-family="Consolas" style:font-style-name="標準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00/00/00</text:date>, <text:time style:data-style-name="N2" text:time-value="11:42:41.84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00:57:50.699000000</meta:creation-date>
    <meta:generator>LibreOffice/7.1.6.2$Windows_X86_64 LibreOffice_project/0e133318fcee89abacd6a7d077e292f1145735c3</meta:generator>
    <dc:date>2022-07-10T14:05:25.331000000</dc:date>
    <meta:editing-duration>P4DT16H12M6S</meta:editing-duration>
    <meta:editing-cycles>92</meta:editing-cycles>
    <meta:document-statistic meta:table-count="6" meta:cell-count="982" meta:object-count="0"/>
  </office:meta>
</office:document-meta>
</file>